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3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13.834cm"/>
    </style:style>
    <style:style style:name="co5" style:family="table-column">
      <style:table-column-properties fo:break-before="auto" style:column-width="17.374cm"/>
    </style:style>
    <style:style style:name="co6" style:family="table-column">
      <style:table-column-properties fo:break-before="auto" style:column-width="19.362cm"/>
    </style:style>
    <style:style style:name="co7" style:family="table-column">
      <style:table-column-properties fo:break-before="auto" style:column-width="20.86cm"/>
    </style:style>
    <style:style style:name="co8" style:family="table-column">
      <style:table-column-properties fo:break-before="auto" style:column-width="6.454cm"/>
    </style:style>
    <style:style style:name="co9" style:family="table-column">
      <style:table-column-properties fo:break-before="auto" style:column-width="20.56cm"/>
    </style:style>
    <style:style style:name="co10" style:family="table-column">
      <style:table-column-properties fo:break-before="auto" style:column-width="6.264cm"/>
    </style:style>
    <style:style style:name="co11" style:family="table-column">
      <style:table-column-properties fo:break-before="auto" style:column-width="19.308cm"/>
    </style:style>
    <style:style style:name="co12" style:family="table-column">
      <style:table-column-properties fo:break-before="auto" style:column-width="3.893cm"/>
    </style:style>
    <style:style style:name="co13" style:family="table-column">
      <style:table-column-properties fo:break-before="auto" style:column-width="6.31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8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8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0c0c0"/>
    </style:style>
  </office:automatic-styles>
  <office:body>
    <office:spreadsheet>
      <table:table table:name="B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Result</text:p>
          </table:table-cell>
          <table:table-cell office:value-type="string">
            <text:p>Rank</text:p>
          </table:table-cell>
          <table:table-cell office:value-type="string">
            <text:p>HTTP Error/Non Advertising Result:</text:p>
          </table:table-cell>
          <table:table-cell office:value-type="string">
            <text:p>Engine</text:p>
          </table:table-cell>
        </table:table-row>
        <table:table-row table:style-name="ro1">
          <table:table-cell office:value-type="string">
            <text:p>en.wikipedia.org/wiki/2008%E2%80%932012_Irish_financial_cris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recession.ie/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independent.ie/business/irish/recession-damage-to-ireland-is-permanent-says-oecd-26639860.htm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en.wikipedia.org/wiki/Recession_in_Ireland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accountancyireland.ie/Archives/Extra/Articles/Ireland-to-emerge-from-recession-in-2012--says-latest-Ernst--Young-Economic-Eye/</text:p>
          </table:table-cell>
          <table:table-cell office:value-type="float" office:value="5">
            <text:p>5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finfacts.ie/irishfinancenews/article_1013998.shtml</text:p>
          </table:table-cell>
          <table:table-cell office:value-type="float" office:value="6">
            <text:p>6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news.bbc.co.uk/2/hi/8487231.stm</text:p>
          </table:table-cell>
          <table:table-cell office:value-type="float" office:value="7">
            <text:p>7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theguardian.com/world/2011/feb/20/ireland-recession-students-emigrat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breakingnews.ie/ireland/ireland-officially-in-recession-379070.html</text:p>
          </table:table-cell>
          <table:table-cell office:value-type="float" office:value="9">
            <text:p>9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davidmcwilliams.ie/2012/01/02/ireland-frozen-in-an-anxiety-recession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google.com/hostednews/afp/article/ALeqM5j9uch9QDg5jtnuh1jLjatAYpER6A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business-visas-australia.com/economic-recession-in-ireland-means-more-irish-emigration/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theguardian.com/business/2012/mar/22/ireland-recession-global-slowdown-exports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breakingnews.ie/ireland/ireland-officially-back-in-recession-598661.html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thejournal.ie/shopping-bargains-641589-Oct2012/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rte.ie/news/business/2012/0322/314984-economy/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table:style-name="ce1" office:value-type="string">
            <text:p>www.endchildpoverty.ie/publications/documents/EndChildPovertyCoalitionChildPoverty-IrelandinRecession.pdf</text:p>
          </table:table-cell>
          <table:table-cell office:value-type="float" office:value="17">
            <text:p>17</text:p>
          </table:table-cell>
          <table:table-cell office:value-type="string">
            <text:p>PDF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answers.yahoo.com/question/index?qid=20111115104513AAMMUPh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independent.ie/business/irish/the-terrible-toll-of-recession-47000-irish-firms-closed-26797598.html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news.bbc.co.uk/2/hi/europe/8118176.stm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ronanlyons.com/2009/10/12/is-ireland-in-a-jobs-recession-or-a-jobs-depression/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sdsg.over-blog.com/article-recession-in-ireland-72430365.html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table:style-name="ce1" office:value-type="string">
            <text:p>www.publichealth.ie/files/file/Publications/Facing%20the%20challenge.pdf</text:p>
          </table:table-cell>
          <table:table-cell office:value-type="float" office:value="23">
            <text:p>23</text:p>
          </table:table-cell>
          <table:table-cell office:value-type="string">
            <text:p>PDF</text:p>
          </table:table-cell>
          <table:table-cell office:value-type="string">
            <text:p>B</text:p>
          </table:table-cell>
        </table:table-row>
        <table:table-row table:style-name="ro1">
          <table:table-cell table:style-name="ce1" office:value-type="string">
            <text:p>www.lrc.ie/documents/symposium11/Exec-Summary-Human-Resources-in-the-Recession.pdf</text:p>
          </table:table-cell>
          <table:table-cell office:value-type="float" office:value="24">
            <text:p>24</text:p>
          </table:table-cell>
          <table:table-cell office:value-type="string">
            <text:p>PDF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www.nytimes.com/2008/09/25/business/worldbusiness/25iht-25ireland.16482373.html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econ.economicshelp.org/2009/01/irish-economy-in-recession.html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irisheconomy.ie/index.php/2009/08/31/ireland-in-recession-ft-analysis/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businessandleadership.com/business/item/27321-ireland-to-remain-in-recess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news.ie.msn.com/ireland/ireland-is-officially-back-in-recession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patfitzpatrick.ie/the-recession-rules-in-ireland/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irisheconomy.ie/index.php/2010/08/17/ireland-a-recession-of-the-banks-by-the-banks-and-for-the-banks/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n.com/the_recession__ireland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fistfulofeuros.net/afoe/ireland-a-recession-of-the-banks-by-the-banks-and-for-the-banks/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businessetc.thejournal.ie/cso-gdp-gnp-recession-double-dip-economic-growth-392430-Mar2012/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esri.ie/news_events/latest_press_releases/recovery_scenarios_for_ir/index.xml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table:style-name="ce1" office:value-type="string">
            <text:p>www.rte.ie/news/2013/0627/459204-cso-recession-gdp/</text:p>
          </table:table-cell>
          <table:table-cell office:value-type="float" office:value="36">
            <text:p>36</text:p>
          </table:table-cell>
          <table:table-cell office:value-type="string">
            <text:p>PDF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quintasgroup.wordpress.com/tag/recession-in-ireland/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businessetc.thejournal.ie/ireland-back-in-recession-968772-Jun2013/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childrensrights.ie/resources/child-poverty-ireland-recession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irishleftreview.org/2010/04/09/facts-recession/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indymedia.ie/article/88109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bbc.com/news/world-europe-23083003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telegraph.co.uk/finance/economics/3081549/Ireland-in-recession-for-first-time-in-25-years.html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thejournal.ie/recession-leads-to-surge-in-mental-health-issues-in-children-573966-Aug2012/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irishtimes.com/business/economy/noonan-warns-of-tough-budget-despite-upbeat-data-1.1533143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9thlevel.ie/tag/recession/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eapn.ie/eapn/policy/resources-on-taxation/taxation-recession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uk.news.yahoo.com/ireland-exits-recession-114644951.html#cHWGnGJ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boards.ie/vbulletin/showthread.php?p=57399293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bbc.com/news/business-24159574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irishabroad.com/news/irish-voice/spain/Articles/irish-recession011008.aspx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eupolitics.einnews.com/news/ireland-recession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marxist.com/recession-in-ireland.htm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youtube.com/watch?v=9ANtPKYnnyQ</text:p>
          </table:table-cell>
          <table:table-cell office:value-type="float" office:value="54">
            <text:p>54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worldfinancialreview.com/?p=874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topics.nytimes.com/top/news/international/countriesandterritories/ireland/index.html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uk.answers.yahoo.com/question/index?qid=20081029035017AA1PZGB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ezinearticles.com/?Recession-What-Recession?-Dublin-Ireland&amp;id=2518661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uk.news.yahoo.com/ireland-back-recession-first-time-181604607.html#OI12CNi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namawinelake.wordpress.com/2013/03/21/ireland-back-in-recession-as-new-figures-confirm-two-quarters-of-gdp-contraction/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bloomberg.com/news/2013-03-26/ireland-lures-germans-with-ebay-as-economy-rouses-from-recession.html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independent.co.uk/news/world/europe/ireland-officially-in-recession-942071.html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telegraph.co.uk/finance/economics/3079522/Ireland-leads-eurozone-into-recession.html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esri.ie/irish_economy/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charteredaccountants.ie/en/General/News-and-Events/News-Archive/2008/November/Ireland---Northern-Ireland-in-Recession/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eurofound.europa.eu/emcc/erm/studies/tn0907020s/ie0907029q.htm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migrationpolicy.org/article/ireland-rapid-immigration-recession/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irishexaminer.com/ireland/recession-hitting-immigrant-community-the-hardest-196328.html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euobserver.com/tickers/120678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youtube.com/watch?v=xhf8zZ4RLSo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gradireland.wordpress.com/2012/10/09/the-best-time-to-start-a-business-is-during-a-recession/</text:p>
          </table:table-cell>
          <table:table-cell office:value-type="float" office:value="71">
            <text:p>71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studymode.com/subjects/essays-about-the-recession-in-ireland-in-irish-page1.html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irishrecession.blogspot.ie/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uk.answers.yahoo.com/question/index?qid=20081023161730AAUBsZx</text:p>
          </table:table-cell>
          <table:table-cell office:value-type="float" office:value="74">
            <text:p>74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rt.com/business/ireland-exits-technical-recession-125/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gavinsblog.com/2008/06/23/recession/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jobsguideireland.com/best-jobs-in-a-recession/</text:p>
          </table:table-cell>
          <table:table-cell office:value-type="float" office:value="77">
            <text:p>77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irishexaminer.com/breakingnews/ireland/ireland-officially-out-of-recession-607464.html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uk.reuters.com/article/2013/06/27/uk-ireland-gdp-idUKBRE95Q0EK20130627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ronanlyons.com/2009/06/29/the-global-recession-is-just-a-coincidence-for-ireland/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online.wsj.com/news/articles/SB10001424052702304636404577297182754696876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weddingsonline.ie/discussion/recession-in-ireland-t267210.html</text:p>
          </table:table-cell>
          <table:table-cell office:value-type="float" office:value="82">
            <text:p>82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independent.co.uk/news/business/news/ireland-out-of-recession-as-exports-jump-2015128.html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corkeconomics.com/?p=454</text:p>
          </table:table-cell>
          <table:table-cell office:value-type="float" office:value="84">
            <text:p>84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grin.com/en/e-book/111560/unemployment-in-ireland-in-the-80-s-reasons-and-consequences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rt.com/business/ireland-recession-enter-slip-324/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irishtimes.com/premium/loginpage?destination=www.irishtimes.com/business/economy/ireland/fewer-businesses-active-in-ireland-since-recession-1.1475294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iki.answers.com/Q/Is_there_a_recession_in_Ireland?#slide=1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timetoast.com/timelines/94078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childrensrights.ie/events/national-childrens-nurseries-association-irish-childcare-recession-analysis-2009-ncna-members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socresonline.org.uk/14/2/9.html</text:p>
          </table:table-cell>
          <table:table-cell office:value-type="float" office:value="91">
            <text:p>91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leovaradkar.ie/2008/11/ireland-can-trade-its-way-out-of-recession-speech-at-the-wexford-conference/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answers.yahoo.com/question/index?qid=20081023161730AAUBsZx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tripadvisor.ie/ShowTopic-g186591-i88-k6059642-Not_sure_if_the_Recession_will_be_Depressing-Ireland.html</text:p>
          </table:table-cell>
          <table:table-cell office:value-type="float" office:value="94">
            <text:p>94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findingdulcinea.com/news/business/September-08/The-Boom-Is-Over--Ireland-Officially-in-Recession.html</text:p>
          </table:table-cell>
          <table:table-cell office:value-type="float" office:value="95">
            <text:p>95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uspecto.com/ireland-in-the-time-of-recession/1388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table:style-name="ce1" office:value-type="string">
            <text:p>www.newcommunities.ie/download/pdf/challenging_times_2012.pdf</text:p>
          </table:table-cell>
          <table:table-cell office:value-type="float" office:value="97">
            <text:p>97</text:p>
          </table:table-cell>
          <table:table-cell office:value-type="string">
            <text:p>PDF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www.economicshelp.org/macroeconomics/economic-growth/cause-recession2/</text:p>
          </table:table-cell>
          <table:table-cell office:value-type="float" office:value="98">
            <text:p>98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finfacts.ie/irishfinancenews/article_1024100.shtml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irishecho.com.au/tag/ireland-in-recession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B</text:p>
          </table:table-cell>
        </table:table-row>
      </table:table>
      <table:table table:name="Google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en.wikipedia.org/wiki/2008%E2%80%9314_Irish_financial_cris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independent.ie/business/irish/recession-over-irish-economy-returns-to-growth-in-second-quarter-29590455.htm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esri.ie/irish_economy/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businessetc.thejournal.ie/ireland-economy-recession-1090600-Sep2013/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irishtimes.com/business/economy/why-long-term-recession-might-be-the-new-normal-1.1599172</text:p>
          </table:table-cell>
          <table:table-cell office:value-type="float" office:value="5">
            <text:p>5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irishtimes.com/business/economy/world/threat-of-recession-looms-over-australia-1.1608363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topics.nytimes.com/top/news/international/countriesandterritories/ireland/</text:p>
          </table:table-cell>
          <table:table-cell office:value-type="float" office:value="7">
            <text:p>7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breakingnews.ie/ireland/ireland-officially-out-of-recession-607464.html</text:p>
          </table:table-cell>
          <table:table-cell office:value-type="float" office:value="8">
            <text:p>8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tradingeconomics.com/ireland/gdp-growth</text:p>
          </table:table-cell>
          <table:table-cell office:value-type="float" office:value="9">
            <text:p>9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bbc.com/news/business-24159574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irishrecession.blogspot.ie/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table:style-name="ce1" office:value-type="string">
            <text:p>www.ucd.ie/t4cms/WP13_06.pdf</text:p>
          </table:table-cell>
          <table:table-cell office:value-type="float" office:value="12">
            <text:p>12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www.youth.ie/nyci/Young-people-hit-hardest-recession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ec.europa.eu/ireland/economy/irelands_economic_crisis/index_en.htm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rte.ie/news/2013/0627/459204-cso-recession-gdp/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namawinelake.wordpress.com/2013/03/21/ireland-back-in-recession-as-new-figures-confirm-two-quarters-of-gdp-contraction/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muse.jhu.edu/journals/new_hibernia_review/summary/v014/14.4.white.html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eapn.ie/eapn/policy/resources-on-taxation/taxation-recession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irishexaminer.com/ireland/online-project-aims-to-document-impact-of-recession-and-austerity-255940.html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rt.com/business/ireland-exits-technical-recession-125/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finfacts.ie/irishfinancenews/article_1026198.shtml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table:style-name="ce1" office:value-type="string">
            <text:p>www.workplacerelations.ie/en/Publications_Forms/Reference_Materials/Executive_Summary_-_Human_Resources_in_the_Recession.pdf</text:p>
          </table:table-cell>
          <table:table-cell office:value-type="float" office:value="22">
            <text:p>22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leovaradkar.ie/2008/11/ireland-can-trade-its-way-out-of-recession-speech-at-the-wexford-conference/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davidmcwilliams.ie/2012/01/02/ireland-frozen-in-an-anxiety-recession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drugsandalcohol.ie/15293/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ft.com/cms/s/0/1ccdb0a4-211f-11e3-8aff-00144feab7de.html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b.kexd.net/ireland-exits-recession-what-now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politics.ie/forum/history/195586-worst-irish-recession-one-previous-one-15.html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theguardian.com/business/2013/sep/19/ireland-officially-exits-recession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socialjustice.ie/content/department-finance-growth-forecasts-not-credible-irish-economy-recession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telegraph.co.uk/finance/financialcrisis/10321526/Ireland-exits-recession-but-domestic-economy-remains-weak.html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table:style-name="ce1" office:value-type="string">
            <text:p>www.endchildpoverty.ie/publications/documents/EndChildPovertyCoalitionChildPoverty-IrelandinRecession.pdf</text:p>
          </table:table-cell>
          <table:table-cell office:value-type="float" office:value="32">
            <text:p>32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9thlevel.ie/tag/recession/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quintasgroup.wordpress.com/tag/recession-in-ireland/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byap.ie/2013/12/drugnet-ireland-autumn-2013-responding-to-addiction-in-a-time-of-recession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nerinstitute.net/research/the-irish-labour-market-since-the-recession/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parfreymurphy.ie/free-resources/articles-of-information/miscellaneous/6-ways-to-ride-out-a-recession/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esr.ie/article/view/38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accountancyireland.ie/AI_RSS_Update/Accountancy-Ireland-Extra---June-issue-out-today21/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belfasttelegraph.co.uk/news/local-national/republic-of-ireland/economy-falls-back-into-recession-29377583.html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table:style-name="ce1" office:value-type="string">
            <text:p>www.ucc.ie/en/appsoc/researchconference/conf/cstj/cstjournalvolume32011/claireharney/ClaireHarney.PDF</text:p>
          </table:table-cell>
          <table:table-cell office:value-type="float" office:value="41">
            <text:p>41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www.dochara.com/travel-blog/why-the-recession-is-good/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amcremovals.ie/blog/30-amc-removals-ireland-moving-ireland-out-of-recession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irisheconomy.ie/index.php/2013/09/18/suicide-and-the-recession-again/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politicalreform.ie/2013/11/07/economic-recession-democratic-recession/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table:style-name="ce1" office:value-type="string">
            <text:p>www.volunteersouthdublin.ie/PDF/VIpre.pdf</text:p>
          </table:table-cell>
          <table:table-cell office:value-type="float" office:value="46">
            <text:p>46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www.disability-federation.ie/index.php?uniqueID=230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worldfinancialreview.com/?p=874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kepakfoodservice.ie/mcdonalds-ireland-upbeat-on-weathering-recession/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businesspost.ie/#!story/Home/News/Irish+pub+sales+down+a+third+from+pre-recession+levels/id/19410615-5218-5044-761b-1bcaf885198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independent.co.uk/news/world/europe/ireland-officially-out-of-recession-despite-domestic-economy-contracting-8826622.html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lrc.ie/docs/Human_Resources_in_the_Recession:_Managing_and_Representing_/761.htm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irishcentral.com/news/irish-suicide-numbers-show-sharp-rise-as-recession-takes-its-toll-159343285-237511091.html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youtube.com/watch?v=VRPZ5cSzuI0</text:p>
          </table:table-cell>
          <table:table-cell office:value-type="float" office:value="54">
            <text:p>54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worldfinancialreview.com/?p=874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3.open.ac.uk/near-you/ireland/p7_1.asp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uk.reuters.com/article/2013/09/19/uk-ireland-economy-idUKBRE98I0CR20130919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brianmlucey.wordpress.com/2014/02/02/the-great-depression-the-great-recession-ireland-then-and-now/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pfizer.ie/in_the_news.cfm?action=showArticle&amp;articleID=100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alcoholireland.ie/home_news/alcohol-spend-rises-1-2-to-e6-3bn-despite-recession/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cardi.ie/project/inequalitiesinoldagetheimpactoftherecessiononolderpeopleinirelandnorthandsouth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medicalindependent.ie/1073/irish_doctors_suffer_as_recession_bites_hard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globalpost.com/dispatch/news/regions/europe/ireland/120322/ireland-falls-back-recession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nzherald.co.nz/business/news/article.cfm?c_id=3&amp;objectid=11142554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irishmirror.ie/news/irish-news/politics/ireland-officially-out-recession-stats-2284969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gregcantyfuzion.com/tag/recession-in-ireland/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factset.com/insight/ireland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campus.ie/jobs/cv-advice/recession-proof-your-cv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propertyswap.ie/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amarach.com/resources/business-2020/the-psychology-of-recession-and-recovery.htm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table:style-name="ce1" office:value-type="string">
            <text:p>economics.nuim.ie/sites/economics.nuim.ie/files/working-papers/N244-13_0.pdf</text:p>
          </table:table-cell>
          <table:table-cell office:value-type="float" office:value="71">
            <text:p>71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www.shelflife.ie/article.aspx?id=4300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protestantaid.org/p-a-news/18-recession-still-bites-those-most-in-need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afloat.ie/port-news/port-and-shipping-news/item/23408-imdo-shipping-review-ireland-exits-recession-end-to-container-rates-rise-newbuilding-unseasonal-build-up-and-much-more</text:p>
          </table:table-cell>
          <table:table-cell office:value-type="float" office:value="74">
            <text:p>74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her.ie/life/shiny-happy-people-despite-the-recession-ireland-is-still-full-of-smiles/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facebook.com/pages/Recession-Busting-Moms/228743537183849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donegaladventurecentre.net/adults/packages.html</text:p>
          </table:table-cell>
          <table:table-cell office:value-type="float" office:value="77">
            <text:p>77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vanityfair.com/business/features/2011/03/michael-lewis-ireland-201103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aterfordwhispersnews.com/2013/09/19/ireland-out-of-recession-after-large-red-switch-was-found-tripped-in-dail-fuse-box/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sundayworld.com/top-stories/news/the-recession-has-finally-ended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mediavest.ie/tag/recession/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table:style-name="ce1" office:value-type="string">
            <text:p>www.tcd.ie/ERC/pdf%20newsletters/MCA%20Newsletter1.pdf</text:p>
          </table:table-cell>
          <table:table-cell office:value-type="float" office:value="82">
            <text:p>82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www.charteredaccountants.ie/General/Shop/Books/Beating-the-Recession-The-Seven-Cs-of-Business-Recovery/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purtykitchen.com/event/folk-the-recession/</text:p>
          </table:table-cell>
          <table:table-cell office:value-type="float" office:value="84">
            <text:p>84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table:style-name="ce1" office:value-type="string">
            <text:p>www.ssisi.ie/wage_bill_change_ssisi_kw_9feb_v5.pdf</text:p>
          </table:table-cell>
          <table:table-cell office:value-type="float" office:value="85">
            <text:p>85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www.tomszustek.com/section308762_554120.html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adrianburke.ie/legal-updates/starting-business-recession.html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radiokerry.ie/news/tralee-conference-to-examine-how-rural-ireland-can-recover-from-recession/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4schools.ie/product-tags/recession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freeireland.wordpress.com/bailout-and-recession-songs/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table:style-name="ce1" office:value-type="string">
            <text:p>www.irishmarxistreview.net/index.php/imr/article/download/66/268-1.pdf‎</text:p>
          </table:table-cell>
          <table:table-cell office:value-type="float" office:value="91">
            <text:p>91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www.homestartireland.ie/index.php?option=com_content&amp;task=view&amp;id=56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bloomberg.com/news/2013-09-19/ireland-exits-recession-with-0-4-second-quarter-expansion.html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recessionwoman.wordpress.com/</text:p>
          </table:table-cell>
          <table:table-cell office:value-type="float" office:value="94">
            <text:p>94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ireland-information.com/blog/?p=582</text:p>
          </table:table-cell>
          <table:table-cell office:value-type="float" office:value="95">
            <text:p>95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javelin.ie/archives/1444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stpatricks.ie/blog/mental-health-and-economic-recession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ideas.repec.org/a/eso/journl/v44y2013i2p247-272.html</text:p>
          </table:table-cell>
          <table:table-cell office:value-type="float" office:value="98">
            <text:p>98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whichfranchise.ie/index.cfm?action=articles&amp;articleId=130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table:style-name="ce1" office:value-type="string">
            <text:p>www.limerickcity.ie/media/visionary,%20liberator%20and%20the%20bishop.pdf</text:p>
          </table:table-cell>
          <table:table-cell office:value-type="float" office:value="100">
            <text:p>100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</table:table-row>
      </table:table>
      <table:table table:name="Yahoo" table:style-name="ta1"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www.npr.org/blogs/thetwo-way/2013/06/27/196408384/ireland-slumps-back-into-recession-as-exports-fa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euobserver.com/tickers/12067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topics.nytimes.com/top/news/international/countriesandterritories/ireland/index.htm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answers.yahoo.com/question/index;_ylt=A0LEVynFqRdTqUgACyxXNyoA;_ylu=X3oDMTBya3R2ZmV1BHNlYwNzcgRwb3MDNARjb2xvA2JmMQR2dGlkAw--?qid=20111115104513AAMMUPh</text:p>
          </table:table-cell>
          <table:table-cell office:value-type="float" office:value="4">
            <text:p>4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rt.com/business/ireland-exits-technical-recession-125/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en.wikipedia.org/wiki/Recession_in_Irelan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n.com/the_recession__ireland</text:p>
          </table:table-cell>
          <table:table-cell office:value-type="float" office:value="7">
            <text:p>7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en.wikipedia.org/wiki/2008%E2%80%932012_Irish_financial_crisis</text:p>
          </table:table-cell>
          <table:table-cell office:value-type="float" office:value="8">
            <text:p>8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google.com/hostednews/afp/article/ALeqM5j9uch9QDg5jtnuh1jLjatAYpER6A</text:p>
          </table:table-cell>
          <table:table-cell office:value-type="float" office:value="9">
            <text:p>9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en.cyclopaedia.net/wiki/Recession-in-Ireland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rt.com/business/ireland-recession-enter-slip-324/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migrationpolicy.org/article/ireland-rapid-immigration-recession/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iki.answers.com/Q/Is_there_a_recession_in_Ireland?#slide=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ezinearticles.com/?Recession,-What-Recession?-Dublin,-Ireland&amp;id=2518661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answers.yahoo.com/question/index;_ylt=A0LEVynFqRdTqUgAKCxXNyoA;_ylu=X3oDMTBzODlya3QyBHNlYwNzcgRwb3MDMTUEY29sbwNiZjEEdnRpZAM-?qid=20081023161730AAUBsZx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theguardian.com/business/2012/mar/22/ireland-recession-global-slowdown-exports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online.wsj.com/news/articles/SB10001424052702304636404577297182754696876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sdsg.over-blog.com/article-recession-in-ireland-72430365.html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breakingnews.ie/ireland/ireland-officially-in-recession-379070.html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marxist.com/recession-in-ireland.htm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irishexaminer.com/breakingnews/ireland/ireland-officially-back-in-recession-598661.html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uk.news.yahoo.com/ireland-exits-recession-114644951.html#HcPN4A7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corkeconomics.com/?p=454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bbc.com/news/world-europe-23083003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breakingnews.ie/ireland/ireland-officially-out-of-recession-607464.html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quintasgroup.wordpress.com/tag/recession-in-ireland/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news.ie.msn.com/ireland/ireland-is-officially-back-in-recession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n.com/inside_look__ireland_in_recession__bloomberg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ronanlyons.com/2009/10/12/is-ireland-in-a-jobs-recession-or-a-jobs-depression/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bbc.com/news/business-24159574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tradingeconomics.com/ireland/gdp-growth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business-visas-australia.com/economic-recession-in-ireland-means-more-irish-emigration/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nytimes.com/2008/09/25/business/worldbusiness/25iht-25ireland.16482373.html?_r=0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studymode.com/essays/Economic-Recession-In-Ireland-2007-2012-1241100.html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irishabroad.com/news/irish-voice/spain/Articles/irish-recession011008.aspx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recession.ie/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uspecto.com/ireland-in-the-time-of-recession/1388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accountancyireland.ie/Archives/Extra/Articles/Ireland-to-emerge-from-recession-in-2012--says-latest-Ernst--Young-Economic-Eye/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boards.ie/vbulletin/showthread.php?p=57399293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esri.ie/irish_economy/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findingdulcinea.com/news/business/September-08/The-Boom-Is-Over--Ireland-Officially-in-Recession.html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tripadvisor.ie/ShowTopic-g186591-i88-k2449399-Ireland_Recession_hit_hard-Ireland.html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imgflip.com/?tag=recession%20in%20ireland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www.endchildpoverty.ie/publications/documents/EndChildPovertyCoalitionChildPoverty-IrelandinRecession.pdf</text:p>
          </table:table-cell>
          <table:table-cell office:value-type="float" office:value="44">
            <text:p>44</text:p>
          </table:table-cell>
          <table:table-cell office:value-type="string">
            <text:p>PD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econ.economicshelp.org/2009/01/irish-economy-in-recession.html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ireland.com/en-us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energy-performance-certificates.org/blog/ireland-officially-recession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uk.reuters.com/article/2013/06/27/uk-ireland-gdp-idUKBRE95Q0EK20130627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topcomhomes.com/en/news/1-latest-news/168-ireland-exits-recession.html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irelandnews.net/index.php/sid/215514940/scat/aba4168066a10b8d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beattherecession.me/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irishtimes.com/business/economy/european-companies-limp-out-of-recession-1.1702091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lookforexpert.com/article/1121/recession_in_ireland_with_the_polish_note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independent.co.uk/news/world/europe/ireland-officially-out-of-recession-despite-domestic-economy-contracting-8826622.html</text:p>
          </table:table-cell>
          <table:table-cell office:value-type="float" office:value="54">
            <text:p>54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freshplaza.com/article/61171/Ireland-stuck-in-recession-after-record-slump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neurope.eu/article/ireland-still-recession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uk.answers.yahoo.com/question/index;_ylt=A0LEVyn8rBdTIHoAnehXNyoA;_ylu=X3oDMTB0cmlhZmc0BHNlYwNzcgRwb3MDMTA3BGNvbG8DYmYxBHZ0aWQD?qid=20081023161730AAUBsZx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youtube.com/watch?v=MTpBp9MXZF0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newsdaily.com/business/668e750ccb7eadfd2afc1bb0fd017a6c/update-2-ireland-in-recession-as-bailout-exit-approaches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truthdig.com/eartotheground/item/austerity_fails_an_ireland_back_in_recession_20120324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namawinelake.wordpress.com/2013/03/21/ireland-back-in-recession-as-new-figures-confirm-two-quarters-of-gdp-contraction/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uk.answers.yahoo.com/question/index;_ylt=A0LEVyn8rBdTIHoAqOhXNyoA;_ylu=X3oDMTB0YmxydWFqBHNlYwNzcgRwb3MDMTEyBGNvbG8DYmYxBHZ0aWQD?qid=20140219060826AA79Nkr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irishcentral.com/news/ireland-in-resolute-action-to-recover-from-wests-worst-recession-59765107-237660111.html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brainia.com/topics/recession-in-ireland/0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menafn.com/1093700514/Ireland-exits-recession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irishcentral.com/news/ireland-heading-for-a-recession-1094-237603121.html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irisheconomy.ie/index.php/2009/08/31/ireland-in-recession-ft-analysis/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telegraph.co.uk/finance/financialcrisis/10146186/Ireland-slips-into-recession-as-bailout-exit-looms.html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ireland-information.com/blog/?p=582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irishtimes.com/business/economy/kenny-aims-to-replace-jobs-lost-in-recession-by-2020-1.1630712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rte.ie/news/business/2012/0322/314984-economy/</text:p>
          </table:table-cell>
          <table:table-cell office:value-type="float" office:value="71">
            <text:p>71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thechronicleherald.ca/business/1137964-ireland-back-in-recession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foxnews.com/world/2013/06/27/ireland-back-in-recession-despite-being-lauded-as-example-how-austerity-can/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irishecho.com.au/2013/09/20/ireland-out-of-recession-claims-cso/28934</text:p>
          </table:table-cell>
          <table:table-cell office:value-type="float" office:value="74">
            <text:p>74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usilive.org/dailyoutrage-recession-in-ireland-obama-and-mandela-and-abortion-rights/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finfacts.com/irishfinancenews/article_1016570.shtml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recession.ie/tag/ireland/</text:p>
          </table:table-cell>
          <table:table-cell office:value-type="float" office:value="77">
            <text:p>77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nairaland.com/557043/nigerians-irelandhow-coping-recession-eu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economy.com/dismal/map/default.asp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fxstreet.com/news/forex-news/article.aspx?storyid=4f6b0496-03bd-4b1f-9318-8a20ad1bdb0a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business.inquirer.net/143511/ireland-officially-exits-recession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onebookonevote.com/pdf/the-impact-of-ireland-s-recession-on-the-labour-market.html</text:p>
          </table:table-cell>
          <table:table-cell office:value-type="float" office:value="82">
            <text:p>82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au.finance.yahoo.com/news/ireland-back-recession-first-time-081604743.html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articlesbase.com/travel-articles/recession-what-recession-in-dublin-ireland-990632.html</text:p>
          </table:table-cell>
          <table:table-cell office:value-type="float" office:value="84">
            <text:p>84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reuters.com/article/2013/06/27/ireland-gdp-idUSL5N0F31LH20130627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tutor2u.net/blog/index.php/economics/comments/bbc-video-ireland-in-recession/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belfasttelegraph.co.uk/news/local-national/northern-ireland-still-in-recession-despite-uk-upturn-28546871.html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adelaidenow.com.au/business/breaking-news/ireland-back-in-recession/story-fni6uk5p-1226671163875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siliconrepublic.com/tags/2023-recession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recruitmentagenciesireland.com/news/tag/recovery-from-the-recession/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irishabroad.com/news/irish-voice/news/Articles/recession260608.aspx</text:p>
          </table:table-cell>
          <table:table-cell office:value-type="float" office:value="91">
            <text:p>91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antiessays.com/free-essays/92823.html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belfasttelegraph.co.uk/news/local-national/republic-of-ireland/caution-despite-end-of-recession-29590548.html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jamaicaobserver.com/news/Ireland-slides-back-into-recession</text:p>
          </table:table-cell>
          <table:table-cell office:value-type="float" office:value="94">
            <text:p>94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bloomberg.com/news/2013-03-26/ireland-lures-germans-with-ebay-as-economy-rouses-from-recession.html</text:p>
          </table:table-cell>
          <table:table-cell office:value-type="float" office:value="95">
            <text:p>95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charteredaccountants.ie/en/General/News-and-Events/News-Archive/2008/November/Ireland---Northern-Ireland-in-Recession/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tnt24.ie/index.php/2013/06/ireland-officially-back-in-recession/18878/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newser.com/tag/46500/1/ireland-recession.html</text:p>
          </table:table-cell>
          <table:table-cell office:value-type="float" office:value="98">
            <text:p>98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google.com/hostednews/afp/article/ALeqM5h-2YAiEAC9OSrsNnMxYl0ZbagLrw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arrow.dit.ie/appadoc/33/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Y</text:p>
          </table:table-cell>
        </table:table-row>
      </table:table>
      <table:table table:name="Sheet4" table:style-name="ta1">
        <table:table-column table:style-name="co6" table:default-cell-style-name="ce3"/>
        <table:table-column table:style-name="co2" table:number-columns-repeated="1023" table:default-cell-style-name="ce3"/>
        <table:table-row table:style-name="ro1">
          <table:table-cell table:style-name="ce2" office:value-type="string">
            <text:p>Result</text:p>
          </table:table-cell>
          <table:table-cell table:style-name="ce2" office:value-type="string">
            <text:p>Rank</text:p>
          </table:table-cell>
          <table:table-cell table:style-name="ce2" office:value-type="string">
            <text:p>HTTP Error/Non Advertising Result:</text:p>
          </table:table-cell>
          <table:table-cell table:style-name="ce2" office:value-type="string">
            <text:p>Engine</text:p>
          </table:table-cell>
          <table:table-cell table:number-columns-repeated="1020"/>
        </table:table-row>
        <table:table-row table:style-name="ro1">
          <table:table-cell office:value-type="string">
            <text:p>4schools.ie/product-tags/recession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9thlevel.ie/tag/recession/</text:p>
          </table:table-cell>
          <table:table-cell table:style-name="ce4" office:value-type="float" office:value="46">
            <text:p>46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>
            <text:p>9thlevel.ie/tag/recession/</text:p>
          </table:table-cell>
          <table:table-cell table:style-name="ce4" office:value-type="float" office:value="33">
            <text:p>33</text:p>
          </table:table-cell>
          <table:table-cell table:style-name="ce4"/>
          <table:table-cell table:style-name="ce4" office:value-type="string">
            <text:p>G</text:p>
          </table:table-cell>
          <table:table-cell table:style-name="ce4" table:number-columns-repeated="1020"/>
        </table:table-row>
        <table:table-row table:style-name="ro1">
          <table:table-cell office:value-type="string">
            <text:p>afloat.ie/port-news/port-and-shipping-news/item/23408-imdo-shipping-review-ireland-exits-recession-end-to-container-rates-rise-newbuilding-unseasonal-build-up-and-much-more</text:p>
          </table:table-cell>
          <table:table-cell office:value-type="float" office:value="74">
            <text:p>74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alcoholireland.ie/home_news/alcohol-spend-rises-1-2-to-e6-3bn-despite-recession/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answers.yahoo.com/question/index;_ylt=A0LEVynFqRdTqUgACyxXNyoA;_ylu=X3oDMTBya3R2ZmV1BHNlYwNzcgRwb3MDNARjb2xvA2JmMQR2dGlkAw--?qid=20111115104513AAMMUPh</text:p>
          </table:table-cell>
          <table:table-cell office:value-type="float" office:value="4">
            <text:p>4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answers.yahoo.com/question/index;_ylt=A0LEVynFqRdTqUgAKCxXNyoA;_ylu=X3oDMTBzODlya3QyBHNlYwNzcgRwb3MDMTUEY29sbwNiZjEEdnRpZAM-?qid=20081023161730AAUBsZx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answers.yahoo.com/question/index?qid=20081023161730AAUBsZx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answers.yahoo.com/question/index?qid=20111115104513AAMMUPh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arrow.dit.ie/appadoc/33/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au.finance.yahoo.com/news/ireland-back-recession-first-time-081604743.html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b.kexd.net/ireland-exits-recession-what-now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brianmlucey.wordpress.com/2014/02/02/the-great-depression-the-great-recession-ireland-then-and-now/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business.inquirer.net/143511/ireland-officially-exits-recession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businessetc.thejournal.ie/cso-gdp-gnp-recession-double-dip-economic-growth-392430-Mar2012/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businessetc.thejournal.ie/ireland-back-in-recession-968772-Jun2013/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businessetc.thejournal.ie/ireland-economy-recession-1090600-Sep2013/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campus.ie/jobs/cv-advice/recession-proof-your-cv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ec.europa.eu/ireland/economy/irelands_economic_crisis/index_en.htm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con.economicshelp.org/2009/01/irish-economy-in-recession.html</text:p>
          </table:table-cell>
          <table:table-cell table:style-name="ce5" office:value-type="float" office:value="26">
            <text:p>26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econ.economicshelp.org/2009/01/irish-economy-in-recession.html</text:p>
          </table:table-cell>
          <table:table-cell table:style-name="ce5" office:value-type="float" office:value="45">
            <text:p>45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6" office:value-type="string">
            <text:p>economics.nuim.ie/sites/economics.nuim.ie/files/working-papers/N244-13_0.pdf</text:p>
          </table:table-cell>
          <table:table-cell office:value-type="float" office:value="71">
            <text:p>71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en.cyclopaedia.net/wiki/Recession-in-Ireland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en.wikipedia.org/wiki/2008%E2%80%9314_Irish_financial_cris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n.wikipedia.org/wiki/2008%E2%80%932012_Irish_financial_crisis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en.wikipedia.org/wiki/2008%E2%80%932012_Irish_financial_crisis</text:p>
          </table:table-cell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en.wikipedia.org/wiki/Recession_in_Ireland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en.wikipedia.org/wiki/Recession_in_Ireland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energy-performance-certificates.org/blog/ireland-officially-recession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uobserver.com/tickers/120678</text:p>
          </table:table-cell>
          <table:table-cell table:style-name="ce5" office:value-type="float" office:value="69">
            <text:p>69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euobserver.com/tickers/120678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eupolitics.einnews.com/news/ireland-recession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zinearticles.com/?Recession-What-Recession?-Dublin-Ireland&amp;id=2518661</text:p>
          </table:table-cell>
          <table:table-cell table:style-name="ce5" office:value-type="float" office:value="58">
            <text:p>58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ezinearticles.com/?Recession-What-Recession?-Dublin-Ireland&amp;id=2518661</text:p>
          </table:table-cell>
          <table:table-cell table:style-name="ce5" office:value-type="float" office:value="14">
            <text:p>14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fistfulofeuros.net/afoe/ireland-a-recession-of-the-banks-by-the-banks-and-for-the-banks/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freeireland.wordpress.com/bailout-and-recession-songs/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gradireland.wordpress.com/2012/10/09/the-best-time-to-start-a-business-is-during-a-recession/</text:p>
          </table:table-cell>
          <table:table-cell office:value-type="float" office:value="71">
            <text:p>71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gregcantyfuzion.com/tag/recession-in-ireland/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ideas.repec.org/a/eso/journl/v44y2013i2p247-272.html</text:p>
          </table:table-cell>
          <table:table-cell office:value-type="float" office:value="98">
            <text:p>98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imgflip.com/?tag=recession%20in%20ireland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rishrecession.blogspot.ie/</text:p>
          </table:table-cell>
          <table:table-cell table:style-name="ce4" office:value-type="float" office:value="73">
            <text:p>73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>
            <text:p>irishrecession.blogspot.ie/</text:p>
          </table:table-cell>
          <table:table-cell table:style-name="ce4" office:value-type="float" office:value="11">
            <text:p>11</text:p>
          </table:table-cell>
          <table:table-cell table:style-name="ce4"/>
          <table:table-cell table:style-name="ce4" office:value-type="string">
            <text:p>G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>
            <text:p>leovaradkar.ie/2008/11/ireland-can-trade-its-way-out-of-recession-speech-at-the-wexford-conference/</text:p>
          </table:table-cell>
          <table:table-cell table:style-name="ce4" office:value-type="float" office:value="92">
            <text:p>92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>
            <text:p>leovaradkar.ie/2008/11/ireland-can-trade-its-way-out-of-recession-speech-at-the-wexford-conference/</text:p>
          </table:table-cell>
          <table:table-cell table:style-name="ce4" office:value-type="float" office:value="23">
            <text:p>23</text:p>
          </table:table-cell>
          <table:table-cell table:style-name="ce4"/>
          <table:table-cell table:style-name="ce4" office:value-type="string">
            <text:p>G</text:p>
          </table:table-cell>
          <table:table-cell table:style-name="ce4" table:number-columns-repeated="1020"/>
        </table:table-row>
        <table:table-row table:style-name="ro1">
          <table:table-cell office:value-type="string">
            <text:p>lookforexpert.com/article/1121/recession_in_ireland_with_the_polish_note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muse.jhu.edu/journals/new_hibernia_review/summary/v014/14.4.white.html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namawinelake.wordpress.com/2013/03/21/ireland-back-in-recession-as-new-figures-confirm-two-quarters-of-gdp-contraction/</text:p>
          </table:table-cell>
          <table:table-cell table:style-name="ce7" office:value-type="float" office:value="60">
            <text:p>60</text:p>
          </table:table-cell>
          <table:table-cell table:style-name="ce7"/>
          <table:table-cell table:style-name="ce7" office:value-type="string">
            <text:p>B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namawinelake.wordpress.com/2013/03/21/ireland-back-in-recession-as-new-figures-confirm-two-quarters-of-gdp-contraction/</text:p>
          </table:table-cell>
          <table:table-cell table:style-name="ce7" office:value-type="float" office:value="16">
            <text:p>16</text:p>
          </table:table-cell>
          <table:table-cell table:style-name="ce7"/>
          <table:table-cell table:style-name="ce7" office:value-type="string">
            <text:p>G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namawinelake.wordpress.com/2013/03/21/ireland-back-in-recession-as-new-figures-confirm-two-quarters-of-gdp-contraction/</text:p>
          </table:table-cell>
          <table:table-cell table:style-name="ce7" office:value-type="float" office:value="61">
            <text:p>61</text:p>
          </table:table-cell>
          <table:table-cell table:style-name="ce7"/>
          <table:table-cell table:style-name="ce7" office:value-type="string">
            <text:p>Y</text:p>
          </table:table-cell>
          <table:table-cell table:style-name="ce7" table:number-columns-repeated="1020"/>
        </table:table-row>
        <table:table-row table:style-name="ro1">
          <table:table-cell office:value-type="string">
            <text:p>news.bbc.co.uk/2/hi/8487231.stm</text:p>
          </table:table-cell>
          <table:table-cell office:value-type="float" office:value="7">
            <text:p>7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news.bbc.co.uk/2/hi/europe/8118176.stm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news.ie.msn.com/ireland/ireland-is-officially-back-in-recession</text:p>
          </table:table-cell>
          <table:table-cell table:style-name="ce5" office:value-type="float" office:value="29">
            <text:p>29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news.ie.msn.com/ireland/ireland-is-officially-back-in-recession</text:p>
          </table:table-cell>
          <table:table-cell table:style-name="ce5" office:value-type="float" office:value="27">
            <text:p>27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onebookonevote.com/pdf/the-impact-of-ireland-s-recession-on-the-labour-market.html</text:p>
          </table:table-cell>
          <table:table-cell office:value-type="float" office:value="82">
            <text:p>82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online.wsj.com/news/articles/SB10001424052702304636404577297182754696876</text:p>
          </table:table-cell>
          <table:table-cell table:style-name="ce5" office:value-type="float" office:value="81">
            <text:p>81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online.wsj.com/news/articles/SB10001424052702304636404577297182754696876</text:p>
          </table:table-cell>
          <table:table-cell table:style-name="ce5" office:value-type="float" office:value="17">
            <text:p>17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parfreymurphy.ie/free-resources/articles-of-information/miscellaneous/6-ways-to-ride-out-a-recession/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politicalreform.ie/2013/11/07/economic-recession-democratic-recession/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protestantaid.org/p-a-news/18-recession-still-bites-those-most-in-need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quintasgroup.wordpress.com/tag/recession-in-ireland/</text:p>
          </table:table-cell>
          <table:table-cell table:style-name="ce7" office:value-type="float" office:value="37">
            <text:p>37</text:p>
          </table:table-cell>
          <table:table-cell table:style-name="ce7"/>
          <table:table-cell table:style-name="ce7" office:value-type="string">
            <text:p>B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quintasgroup.wordpress.com/tag/recession-in-ireland/</text:p>
          </table:table-cell>
          <table:table-cell table:style-name="ce7" office:value-type="float" office:value="34">
            <text:p>34</text:p>
          </table:table-cell>
          <table:table-cell table:style-name="ce7"/>
          <table:table-cell table:style-name="ce7" office:value-type="string">
            <text:p>G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quintasgroup.wordpress.com/tag/recession-in-ireland/</text:p>
          </table:table-cell>
          <table:table-cell table:style-name="ce7" office:value-type="float" office:value="26">
            <text:p>26</text:p>
          </table:table-cell>
          <table:table-cell table:style-name="ce7"/>
          <table:table-cell table:style-name="ce7" office:value-type="string">
            <text:p>Y</text:p>
          </table:table-cell>
          <table:table-cell table:style-name="ce7" table:number-columns-repeated="1020"/>
        </table:table-row>
        <table:table-row table:style-name="ro1">
          <table:table-cell office:value-type="string">
            <text:p>recessionwoman.wordpress.com/</text:p>
          </table:table-cell>
          <table:table-cell office:value-type="float" office:value="94">
            <text:p>94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rt.com/business/ireland-exits-technical-recession-125/</text:p>
          </table:table-cell>
          <table:table-cell table:style-name="ce7" office:value-type="float" office:value="75">
            <text:p>75</text:p>
          </table:table-cell>
          <table:table-cell table:style-name="ce7"/>
          <table:table-cell table:style-name="ce7" office:value-type="string">
            <text:p>B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rt.com/business/ireland-exits-technical-recession-125/</text:p>
          </table:table-cell>
          <table:table-cell table:style-name="ce7" office:value-type="float" office:value="20">
            <text:p>20</text:p>
          </table:table-cell>
          <table:table-cell table:style-name="ce7"/>
          <table:table-cell table:style-name="ce7" office:value-type="string">
            <text:p>G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rt.com/business/ireland-exits-technical-recession-125/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7" office:value-type="string">
            <text:p>Y</text:p>
          </table:table-cell>
          <table:table-cell table:style-name="ce7" table:number-columns-repeated="1020"/>
        </table:table-row>
        <table:table-row table:style-name="ro1">
          <table:table-cell table:style-name="ce5" office:value-type="string">
            <text:p>rt.com/business/ireland-recession-enter-slip-324/</text:p>
          </table:table-cell>
          <table:table-cell table:style-name="ce5" office:value-type="float" office:value="86">
            <text:p>86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rt.com/business/ireland-recession-enter-slip-324/</text:p>
          </table:table-cell>
          <table:table-cell table:style-name="ce5" office:value-type="float" office:value="11">
            <text:p>11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sdsg.over-blog.com/article-recession-in-ireland-72430365.html</text:p>
          </table:table-cell>
          <table:table-cell table:style-name="ce5" office:value-type="float" office:value="22">
            <text:p>22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sdsg.over-blog.com/article-recession-in-ireland-72430365.html</text:p>
          </table:table-cell>
          <table:table-cell table:style-name="ce5" office:value-type="float" office:value="18">
            <text:p>18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socresonline.org.uk/14/2/9.html</text:p>
          </table:table-cell>
          <table:table-cell office:value-type="float" office:value="91">
            <text:p>91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thechronicleherald.ca/business/1137964-ireland-back-in-recession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tnt24.ie/index.php/2013/06/ireland-officially-back-in-recession/18878/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topics.nytimes.com/top/news/international/countriesandterritories/ireland/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string">
            <text:p>G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topics.nytimes.com/top/news/international/countriesandterritories/ireland/index.html</text:p>
          </table:table-cell>
          <table:table-cell table:style-name="ce7" office:value-type="float" office:value="56">
            <text:p>56</text:p>
          </table:table-cell>
          <table:table-cell table:style-name="ce7"/>
          <table:table-cell table:style-name="ce7" office:value-type="string">
            <text:p>B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topics.nytimes.com/top/news/international/countriesandterritories/ireland/index.html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string">
            <text:p>Y</text:p>
          </table:table-cell>
          <table:table-cell table:style-name="ce7" table:number-columns-repeated="1020"/>
        </table:table-row>
        <table:table-row table:style-name="ro1">
          <table:table-cell office:value-type="string">
            <text:p>uk.answers.yahoo.com/question/index;_ylt=A0LEVyn8rBdTIHoAnehXNyoA;_ylu=X3oDMTB0cmlhZmc0BHNlYwNzcgRwb3MDMTA3BGNvbG8DYmYxBHZ0aWQD?qid=20081023161730AAUBsZx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uk.answers.yahoo.com/question/index;_ylt=A0LEVyn8rBdTIHoAqOhXNyoA;_ylu=X3oDMTB0YmxydWFqBHNlYwNzcgRwb3MDMTEyBGNvbG8DYmYxBHZ0aWQD?qid=20140219060826AA79Nkr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uk.answers.yahoo.com/question/index?qid=20081023161730AAUBsZx</text:p>
          </table:table-cell>
          <table:table-cell office:value-type="float" office:value="74">
            <text:p>74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uk.answers.yahoo.com/question/index?qid=20081029035017AA1PZGB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uk.news.yahoo.com/ireland-back-recession-first-time-181604607.html#OI12CNi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uk.news.yahoo.com/ireland-exits-recession-114644951.html#cHWGnGJ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uk.news.yahoo.com/ireland-exits-recession-114644951.html#HcPN4A7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k.reuters.com/article/2013/06/27/uk-ireland-gdp-idUKBRE95Q0EK20130627</text:p>
          </table:table-cell>
          <table:table-cell table:style-name="ce5" office:value-type="float" office:value="79">
            <text:p>79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uk.reuters.com/article/2013/06/27/uk-ireland-gdp-idUKBRE95Q0EK20130627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uk.reuters.com/article/2013/09/19/uk-ireland-economy-idUKBRE98I0CR20130919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usilive.org/dailyoutrage-recession-in-ireland-obama-and-mandela-and-abortion-rights/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specto.com/ireland-in-the-time-of-recession/1388</text:p>
          </table:table-cell>
          <table:table-cell table:style-name="ce5" office:value-type="float" office:value="96">
            <text:p>96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uspecto.com/ireland-in-the-time-of-recession/1388</text:p>
          </table:table-cell>
          <table:table-cell table:style-name="ce5" office:value-type="float" office:value="37">
            <text:p>37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aterfordwhispersnews.com/2013/09/19/ireland-out-of-recession-after-large-red-switch-was-found-tripped-in-dail-fuse-box/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iki.answers.com/Q/Is_there_a_recession_in_Ireland?#slide=1</text:p>
          </table:table-cell>
          <table:table-cell table:style-name="ce5" office:value-type="float" office:value="88">
            <text:p>88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iki.answers.com/Q/Is_there_a_recession_in_Ireland?#slide=1</text:p>
          </table:table-cell>
          <table:table-cell table:style-name="ce5" office:value-type="float" office:value="13">
            <text:p>13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n.com/inside_look__ireland_in_recession__bloomberg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n.com/the_recession__ireland</text:p>
          </table:table-cell>
          <table:table-cell table:style-name="ce5" office:value-type="float" office:value="32">
            <text:p>32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n.com/the_recession__ireland</text:p>
          </table:table-cell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ww.accountancyireland.ie/AI_RSS_Update/Accountancy-Ireland-Extra---June-issue-out-today21/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ww.accountancyireland.ie/Archives/Extra/Articles/Ireland-to-emerge-from-recession-in-2012--says-latest-Ernst--Young-Economic-Eye/</text:p>
          </table:table-cell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accountancyireland.ie/Archives/Extra/Articles/Ireland-to-emerge-from-recession-in-2012--says-latest-Ernst--Young-Economic-Eye/</text:p>
          </table:table-cell>
          <table:table-cell table:style-name="ce5" office:value-type="float" office:value="38">
            <text:p>38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ww.adelaidenow.com.au/business/breaking-news/ireland-back-in-recession/story-fni6uk5p-1226671163875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adrianburke.ie/legal-updates/starting-business-recession.html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amarach.com/resources/business-2020/the-psychology-of-recession-and-recovery.htm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amcremovals.ie/blog/30-amc-removals-ireland-moving-ireland-out-of-recession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antiessays.com/free-essays/92823.html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articlesbase.com/travel-articles/recession-what-recession-in-dublin-ireland-990632.html</text:p>
          </table:table-cell>
          <table:table-cell office:value-type="float" office:value="84">
            <text:p>84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www.bbc.com/news/business-24159574</text:p>
          </table:table-cell>
          <table:table-cell table:style-name="ce7" office:value-type="float" office:value="50">
            <text:p>50</text:p>
          </table:table-cell>
          <table:table-cell table:style-name="ce7"/>
          <table:table-cell table:style-name="ce7" office:value-type="string">
            <text:p>B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www.bbc.com/news/business-24159574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7" office:value-type="string">
            <text:p>G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www.bbc.com/news/business-24159574</text:p>
          </table:table-cell>
          <table:table-cell table:style-name="ce7" office:value-type="float" office:value="30">
            <text:p>30</text:p>
          </table:table-cell>
          <table:table-cell table:style-name="ce7"/>
          <table:table-cell table:style-name="ce7" office:value-type="string">
            <text:p>Y</text:p>
          </table:table-cell>
          <table:table-cell table:style-name="ce7" table:number-columns-repeated="1020"/>
        </table:table-row>
        <table:table-row table:style-name="ro1">
          <table:table-cell table:style-name="ce5" office:value-type="string">
            <text:p>www.bbc.com/news/world-europe-23083003</text:p>
          </table:table-cell>
          <table:table-cell table:style-name="ce5" office:value-type="float" office:value="42">
            <text:p>42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bbc.com/news/world-europe-23083003</text:p>
          </table:table-cell>
          <table:table-cell table:style-name="ce5" office:value-type="float" office:value="24">
            <text:p>24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ww.beattherecession.me/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belfasttelegraph.co.uk/news/local-national/northern-ireland-still-in-recession-despite-uk-upturn-28546871.html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belfasttelegraph.co.uk/news/local-national/republic-of-ireland/caution-despite-end-of-recession-29590548.html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belfasttelegraph.co.uk/news/local-national/republic-of-ireland/economy-falls-back-into-recession-29377583.html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ww.bloomberg.com/news/2013-03-26/ireland-lures-germans-with-ebay-as-economy-rouses-from-recession.html</text:p>
          </table:table-cell>
          <table:table-cell table:style-name="ce5" office:value-type="float" office:value="61">
            <text:p>61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bloomberg.com/news/2013-03-26/ireland-lures-germans-with-ebay-as-economy-rouses-from-recession.html</text:p>
          </table:table-cell>
          <table:table-cell table:style-name="ce5" office:value-type="float" office:value="95">
            <text:p>95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ww.bloomberg.com/news/2013-09-19/ireland-exits-recession-with-0-4-second-quarter-expansion.html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ww.boards.ie/vbulletin/showthread.php?p=57399293</text:p>
          </table:table-cell>
          <table:table-cell table:style-name="ce5" office:value-type="float" office:value="49">
            <text:p>49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boards.ie/vbulletin/showthread.php?p=57399293</text:p>
          </table:table-cell>
          <table:table-cell table:style-name="ce5" office:value-type="float" office:value="39">
            <text:p>39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ww.brainia.com/topics/recession-in-ireland/0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breakingnews.ie/ireland/ireland-officially-back-in-recession-598661.html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ww.breakingnews.ie/ireland/ireland-officially-in-recession-379070.html</text:p>
          </table:table-cell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breakingnews.ie/ireland/ireland-officially-in-recession-379070.html</text:p>
          </table:table-cell>
          <table:table-cell table:style-name="ce5" office:value-type="float" office:value="19">
            <text:p>19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8" office:value-type="string">
            <text:p>www.breakingnews.ie/ireland/ireland-officially-out-of-recession-607464.html</text:p>
          </table:table-cell>
          <table:table-cell table:style-name="ce8" office:value-type="float" office:value="8">
            <text:p>8</text:p>
          </table:table-cell>
          <table:table-cell table:style-name="ce8"/>
          <table:table-cell table:style-name="ce8" office:value-type="string">
            <text:p>G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>
            <text:p>www.breakingnews.ie/ireland/ireland-officially-out-of-recession-607464.html</text:p>
          </table:table-cell>
          <table:table-cell table:style-name="ce8" office:value-type="float" office:value="25">
            <text:p>25</text:p>
          </table:table-cell>
          <table:table-cell table:style-name="ce8"/>
          <table:table-cell table:style-name="ce8" office:value-type="string">
            <text:p>Y</text:p>
          </table:table-cell>
          <table:table-cell table:style-name="ce8" table:number-columns-repeated="1020"/>
        </table:table-row>
        <table:table-row table:style-name="ro1">
          <table:table-cell table:style-name="ce5" office:value-type="string">
            <text:p>www.business-visas-australia.com/economic-recession-in-ireland-means-more-irish-emigration/</text:p>
          </table:table-cell>
          <table:table-cell table:style-name="ce5" office:value-type="float" office:value="12">
            <text:p>12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business-visas-australia.com/economic-recession-in-ireland-means-more-irish-emigration/</text:p>
          </table:table-cell>
          <table:table-cell table:style-name="ce5" office:value-type="float" office:value="32">
            <text:p>32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ww.businessandleadership.com/business/item/27321-ireland-to-remain-in-recess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businesspost.ie/#!story/Home/News/Irish+pub+sales+down+a+third+from+pre-recession+levels/id/19410615-5218-5044-761b-1bcaf885198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byap.ie/2013/12/drugnet-ireland-autumn-2013-responding-to-addiction-in-a-time-of-recession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cardi.ie/project/inequalitiesinoldagetheimpactoftherecessiononolderpeopleinirelandnorthandsouth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ww.charteredaccountants.ie/en/General/News-and-Events/News-Archive/2008/November/Ireland---Northern-Ireland-in-Recession/</text:p>
          </table:table-cell>
          <table:table-cell table:style-name="ce5" office:value-type="float" office:value="65">
            <text:p>65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charteredaccountants.ie/en/General/News-and-Events/News-Archive/2008/November/Ireland---Northern-Ireland-in-Recession/</text:p>
          </table:table-cell>
          <table:table-cell table:style-name="ce5" office:value-type="float" office:value="96">
            <text:p>96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ww.charteredaccountants.ie/General/Shop/Books/Beating-the-Recession-The-Seven-Cs-of-Business-Recovery/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childrensrights.ie/events/national-childrens-nurseries-association-irish-childcare-recession-analysis-2009-ncna-members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childrensrights.ie/resources/child-poverty-ireland-recession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ww.corkeconomics.com/?p=454</text:p>
          </table:table-cell>
          <table:table-cell table:style-name="ce5" office:value-type="float" office:value="84">
            <text:p>84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corkeconomics.com/?p=454</text:p>
          </table:table-cell>
          <table:table-cell table:style-name="ce5" office:value-type="float" office:value="23">
            <text:p>23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4" office:value-type="string">
            <text:p>www.davidmcwilliams.ie/2012/01/02/ireland-frozen-in-an-anxiety-recession</text:p>
          </table:table-cell>
          <table:table-cell table:style-name="ce4" office:value-type="float" office:value="10">
            <text:p>10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>
            <text:p>www.davidmcwilliams.ie/2012/01/02/ireland-frozen-in-an-anxiety-recession</text:p>
          </table:table-cell>
          <table:table-cell table:style-name="ce4" office:value-type="float" office:value="24">
            <text:p>24</text:p>
          </table:table-cell>
          <table:table-cell table:style-name="ce4"/>
          <table:table-cell table:style-name="ce4" office:value-type="string">
            <text:p>G</text:p>
          </table:table-cell>
          <table:table-cell table:style-name="ce4" table:number-columns-repeated="1020"/>
        </table:table-row>
        <table:table-row table:style-name="ro1">
          <table:table-cell office:value-type="string">
            <text:p>www.disability-federation.ie/index.php?uniqueID=230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dochara.com/travel-blog/why-the-recession-is-good/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donegaladventurecentre.net/adults/packages.html</text:p>
          </table:table-cell>
          <table:table-cell office:value-type="float" office:value="77">
            <text:p>77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drugsandalcohol.ie/15293/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ww.eapn.ie/eapn/policy/resources-on-taxation/taxation-recession</text:p>
          </table:table-cell>
          <table:table-cell table:style-name="ce4" office:value-type="float" office:value="47">
            <text:p>47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>
            <text:p>www.eapn.ie/eapn/policy/resources-on-taxation/taxation-recession</text:p>
          </table:table-cell>
          <table:table-cell table:style-name="ce4" office:value-type="float" office:value="18">
            <text:p>18</text:p>
          </table:table-cell>
          <table:table-cell table:style-name="ce4"/>
          <table:table-cell table:style-name="ce4" office:value-type="string">
            <text:p>G</text:p>
          </table:table-cell>
          <table:table-cell table:style-name="ce4" table:number-columns-repeated="1020"/>
        </table:table-row>
        <table:table-row table:style-name="ro1">
          <table:table-cell office:value-type="string">
            <text:p>www.economicshelp.org/macroeconomics/economic-growth/cause-recession2/</text:p>
          </table:table-cell>
          <table:table-cell office:value-type="float" office:value="98">
            <text:p>98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economy.com/dismal/map/default.asp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www.endchildpoverty.ie/publications/documents/EndChildPovertyCoalitionChildPoverty-IrelandinRecession.pdf</text:p>
          </table:table-cell>
          <table:table-cell table:style-name="ce7" office:value-type="float" office:value="17">
            <text:p>17</text:p>
          </table:table-cell>
          <table:table-cell table:style-name="ce7" office:value-type="string">
            <text:p>PDF</text:p>
          </table:table-cell>
          <table:table-cell table:style-name="ce7" office:value-type="string">
            <text:p>B</text:p>
          </table:table-cell>
          <table:table-cell table:style-name="ce7" table:number-columns-repeated="1020"/>
        </table:table-row>
        <table:table-row table:style-name="ro1">
          <table:table-cell table:style-name="ce9" office:value-type="string">
            <text:p>www.endchildpoverty.ie/publications/documents/EndChildPovertyCoalitionChildPoverty-IrelandinRecession.pdf</text:p>
          </table:table-cell>
          <table:table-cell table:style-name="ce7" office:value-type="float" office:value="32">
            <text:p>32</text:p>
          </table:table-cell>
          <table:table-cell table:style-name="ce7" office:value-type="string">
            <text:p>PDF</text:p>
          </table:table-cell>
          <table:table-cell table:style-name="ce7" office:value-type="string">
            <text:p>G</text:p>
          </table:table-cell>
          <table:table-cell table:style-name="ce7" table:number-columns-repeated="1020"/>
        </table:table-row>
        <table:table-row table:style-name="ro1">
          <table:table-cell table:style-name="ce9" office:value-type="string">
            <text:p>www.endchildpoverty.ie/publications/documents/EndChildPovertyCoalitionChildPoverty-IrelandinRecession.pdf</text:p>
          </table:table-cell>
          <table:table-cell table:style-name="ce7" office:value-type="float" office:value="44">
            <text:p>44</text:p>
          </table:table-cell>
          <table:table-cell table:style-name="ce7" office:value-type="string">
            <text:p>PDF</text:p>
          </table:table-cell>
          <table:table-cell table:style-name="ce7" office:value-type="string">
            <text:p>Y</text:p>
          </table:table-cell>
          <table:table-cell table:style-name="ce7" table:number-columns-repeated="1020"/>
        </table:table-row>
        <table:table-row table:style-name="ro1">
          <table:table-cell office:value-type="string">
            <text:p>www.esr.ie/article/view/38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www.esri.ie/irish_economy/</text:p>
          </table:table-cell>
          <table:table-cell table:style-name="ce7" office:value-type="float" office:value="64">
            <text:p>64</text:p>
          </table:table-cell>
          <table:table-cell table:style-name="ce7"/>
          <table:table-cell table:style-name="ce7" office:value-type="string">
            <text:p>B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www.esri.ie/irish_economy/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string">
            <text:p>G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www.esri.ie/irish_economy/</text:p>
          </table:table-cell>
          <table:table-cell table:style-name="ce7" office:value-type="float" office:value="40">
            <text:p>40</text:p>
          </table:table-cell>
          <table:table-cell table:style-name="ce7"/>
          <table:table-cell table:style-name="ce7" office:value-type="string">
            <text:p>Y</text:p>
          </table:table-cell>
          <table:table-cell table:style-name="ce7" table:number-columns-repeated="1020"/>
        </table:table-row>
        <table:table-row table:style-name="ro1">
          <table:table-cell office:value-type="string">
            <text:p>www.esri.ie/news_events/latest_press_releases/recovery_scenarios_for_ir/index.xml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eurofound.europa.eu/emcc/erm/studies/tn0907020s/ie0907029q.htm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facebook.com/pages/Recession-Busting-Moms/228743537183849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factset.com/insight/ireland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ww.findingdulcinea.com/news/business/September-08/The-Boom-Is-Over--Ireland-Officially-in-Recession.html</text:p>
          </table:table-cell>
          <table:table-cell table:style-name="ce5" office:value-type="float" office:value="95">
            <text:p>95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findingdulcinea.com/news/business/September-08/The-Boom-Is-Over--Ireland-Officially-in-Recession.html</text:p>
          </table:table-cell>
          <table:table-cell table:style-name="ce5" office:value-type="float" office:value="41">
            <text:p>41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ww.finfacts.com/irishfinancenews/article_1016570.shtml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finfacts.ie/irishfinancenews/article_1013998.shtml</text:p>
          </table:table-cell>
          <table:table-cell office:value-type="float" office:value="6">
            <text:p>6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finfacts.ie/irishfinancenews/article_1024100.shtml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finfacts.ie/irishfinancenews/article_1026198.shtml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foxnews.com/world/2013/06/27/ireland-back-in-recession-despite-being-lauded-as-example-how-austerity-can/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freshplaza.com/article/61171/Ireland-stuck-in-recession-after-record-slump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ft.com/cms/s/0/1ccdb0a4-211f-11e3-8aff-00144feab7de.html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fxstreet.com/news/forex-news/article.aspx?storyid=4f6b0496-03bd-4b1f-9318-8a20ad1bdb0a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gavinsblog.com/2008/06/23/recession/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globalpost.com/dispatch/news/regions/europe/ireland/120322/ireland-falls-back-recession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google.com/hostednews/afp/article/ALeqM5h-2YAiEAC9OSrsNnMxYl0ZbagLrw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ww.google.com/hostednews/afp/article/ALeqM5j9uch9QDg5jtnuh1jLjatAYpER6A</text:p>
          </table:table-cell>
          <table:table-cell table:style-name="ce5" office:value-type="float" office:value="11">
            <text:p>11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google.com/hostednews/afp/article/ALeqM5j9uch9QDg5jtnuh1jLjatAYpER6A</text:p>
          </table:table-cell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ww.grin.com/en/e-book/111560/unemployment-in-ireland-in-the-80-s-reasons-and-consequences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her.ie/life/shiny-happy-people-despite-the-recession-ireland-is-still-full-of-smiles/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homestartireland.ie/index.php?option=com_content&amp;task=view&amp;id=56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independent.co.uk/news/business/news/ireland-out-of-recession-as-exports-jump-2015128.html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independent.co.uk/news/world/europe/ireland-officially-in-recession-942071.html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www.independent.co.uk/news/world/europe/ireland-officially-out-of-recession-despite-domestic-economy-contracting-8826622.html</text:p>
          </table:table-cell>
          <table:table-cell table:style-name="ce8" office:value-type="float" office:value="51">
            <text:p>51</text:p>
          </table:table-cell>
          <table:table-cell table:style-name="ce8"/>
          <table:table-cell table:style-name="ce8" office:value-type="string">
            <text:p>G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>
            <text:p>www.independent.co.uk/news/world/europe/ireland-officially-out-of-recession-despite-domestic-economy-contracting-8826622.html</text:p>
          </table:table-cell>
          <table:table-cell table:style-name="ce8" office:value-type="float" office:value="54">
            <text:p>54</text:p>
          </table:table-cell>
          <table:table-cell table:style-name="ce8"/>
          <table:table-cell table:style-name="ce8" office:value-type="string">
            <text:p>Y</text:p>
          </table:table-cell>
          <table:table-cell table:style-name="ce8" table:number-columns-repeated="1020"/>
        </table:table-row>
        <table:table-row table:style-name="ro1">
          <table:table-cell office:value-type="string">
            <text:p>www.independent.ie/business/irish/recession-damage-to-ireland-is-permanent-says-oecd-26639860.htm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independent.ie/business/irish/recession-over-irish-economy-returns-to-growth-in-second-quarter-29590455.htm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independent.ie/business/irish/the-terrible-toll-of-recession-47000-irish-firms-closed-26797598.html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indymedia.ie/article/88109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www.ireland-information.com/blog/?p=582</text:p>
          </table:table-cell>
          <table:table-cell table:style-name="ce8" office:value-type="float" office:value="95">
            <text:p>95</text:p>
          </table:table-cell>
          <table:table-cell table:style-name="ce8"/>
          <table:table-cell table:style-name="ce8" office:value-type="string">
            <text:p>G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>
            <text:p>www.ireland-information.com/blog/?p=582</text:p>
          </table:table-cell>
          <table:table-cell table:style-name="ce8" office:value-type="float" office:value="69">
            <text:p>69</text:p>
          </table:table-cell>
          <table:table-cell table:style-name="ce8"/>
          <table:table-cell table:style-name="ce8" office:value-type="string">
            <text:p>Y</text:p>
          </table:table-cell>
          <table:table-cell table:style-name="ce8" table:number-columns-repeated="1020"/>
        </table:table-row>
        <table:table-row table:style-name="ro1">
          <table:table-cell office:value-type="string">
            <text:p>www.ireland.com/en-us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irelandnews.net/index.php/sid/215514940/scat/aba4168066a10b8d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irishabroad.com/news/irish-voice/news/Articles/recession260608.aspx</text:p>
          </table:table-cell>
          <table:table-cell office:value-type="float" office:value="91">
            <text:p>91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ww.irishabroad.com/news/irish-voice/spain/Articles/irish-recession011008.aspx</text:p>
          </table:table-cell>
          <table:table-cell table:style-name="ce5" office:value-type="float" office:value="51">
            <text:p>51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irishabroad.com/news/irish-voice/spain/Articles/irish-recession011008.aspx</text:p>
          </table:table-cell>
          <table:table-cell table:style-name="ce5" office:value-type="float" office:value="35">
            <text:p>35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ww.irishcentral.com/news/ireland-heading-for-a-recession-1094-237603121.html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irishcentral.com/news/ireland-in-resolute-action-to-recover-from-wests-worst-recession-59765107-237660111.html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irishcentral.com/news/irish-suicide-numbers-show-sharp-rise-as-recession-takes-its-toll-159343285-237511091.html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irishecho.com.au/2013/09/20/ireland-out-of-recession-claims-cso/28934</text:p>
          </table:table-cell>
          <table:table-cell office:value-type="float" office:value="74">
            <text:p>74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irishecho.com.au/tag/ireland-in-recession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ww.irisheconomy.ie/index.php/2009/08/31/ireland-in-recession-ft-analysis/</text:p>
          </table:table-cell>
          <table:table-cell table:style-name="ce5" office:value-type="float" office:value="27">
            <text:p>27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irisheconomy.ie/index.php/2009/08/31/ireland-in-recession-ft-analysis/</text:p>
          </table:table-cell>
          <table:table-cell table:style-name="ce5" office:value-type="float" office:value="67">
            <text:p>67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ww.irisheconomy.ie/index.php/2010/08/17/ireland-a-recession-of-the-banks-by-the-banks-and-for-the-banks/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irisheconomy.ie/index.php/2013/09/18/suicide-and-the-recession-again/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irishexaminer.com/breakingnews/ireland/ireland-officially-back-in-recession-598661.html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irishexaminer.com/breakingnews/ireland/ireland-officially-out-of-recession-607464.html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irishexaminer.com/ireland/online-project-aims-to-document-impact-of-recession-and-austerity-255940.html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irishexaminer.com/ireland/recession-hitting-immigrant-community-the-hardest-196328.html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irishleftreview.org/2010/04/09/facts-recession/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www.irishmarxistreview.net/index.php/imr/article/download/66/268-1.pdf‎</text:p>
          </table:table-cell>
          <table:table-cell office:value-type="float" office:value="91">
            <text:p>91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irishmirror.ie/news/irish-news/politics/ireland-officially-out-recession-stats-2284969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irishtimes.com/business/economy/european-companies-limp-out-of-recession-1.1702091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irishtimes.com/business/economy/kenny-aims-to-replace-jobs-lost-in-recession-by-2020-1.1630712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irishtimes.com/business/economy/noonan-warns-of-tough-budget-despite-upbeat-data-1.1533143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irishtimes.com/business/economy/why-long-term-recession-might-be-the-new-normal-1.1599172</text:p>
          </table:table-cell>
          <table:table-cell office:value-type="float" office:value="5">
            <text:p>5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irishtimes.com/business/economy/world/threat-of-recession-looms-over-australia-1.1608363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irishtimes.com/premium/loginpage?destination=www.irishtimes.com/business/economy/ireland/fewer-businesses-active-in-ireland-since-recession-1.1475294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jamaicaobserver.com/news/Ireland-slides-back-into-recession</text:p>
          </table:table-cell>
          <table:table-cell office:value-type="float" office:value="94">
            <text:p>94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javelin.ie/archives/1444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jobsguideireland.com/best-jobs-in-a-recession/</text:p>
          </table:table-cell>
          <table:table-cell office:value-type="float" office:value="77">
            <text:p>77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kepakfoodservice.ie/mcdonalds-ireland-upbeat-on-weathering-recession/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www.limerickcity.ie/media/visionary,%20liberator%20and%20the%20bishop.pdf</text:p>
          </table:table-cell>
          <table:table-cell office:value-type="float" office:value="100">
            <text:p>100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lrc.ie/docs/Human_Resources_in_the_Recession:_Managing_and_Representing_/761.htm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www.lrc.ie/documents/symposium11/Exec-Summary-Human-Resources-in-the-Recession.pdf</text:p>
          </table:table-cell>
          <table:table-cell office:value-type="float" office:value="24">
            <text:p>24</text:p>
          </table:table-cell>
          <table:table-cell office:value-type="string">
            <text:p>PDF</text:p>
          </table:table-cell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ww.marxist.com/recession-in-ireland.htm</text:p>
          </table:table-cell>
          <table:table-cell table:style-name="ce5" office:value-type="float" office:value="53">
            <text:p>53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marxist.com/recession-in-ireland.htm</text:p>
          </table:table-cell>
          <table:table-cell table:style-name="ce5" office:value-type="float" office:value="20">
            <text:p>20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ww.mediavest.ie/tag/recession/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medicalindependent.ie/1073/irish_doctors_suffer_as_recession_bites_hard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menafn.com/1093700514/Ireland-exits-recession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ww.migrationpolicy.org/article/ireland-rapid-immigration-recession/</text:p>
          </table:table-cell>
          <table:table-cell table:style-name="ce5" office:value-type="float" office:value="67">
            <text:p>67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migrationpolicy.org/article/ireland-rapid-immigration-recession/</text:p>
          </table:table-cell>
          <table:table-cell table:style-name="ce5" office:value-type="float" office:value="12">
            <text:p>12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ww.nairaland.com/557043/nigerians-irelandhow-coping-recession-eu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nerinstitute.net/research/the-irish-labour-market-since-the-recession/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neurope.eu/article/ireland-still-recession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www.newcommunities.ie/download/pdf/challenging_times_2012.pdf</text:p>
          </table:table-cell>
          <table:table-cell office:value-type="float" office:value="97">
            <text:p>97</text:p>
          </table:table-cell>
          <table:table-cell office:value-type="string">
            <text:p>PDF</text:p>
          </table:table-cell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newsdaily.com/business/668e750ccb7eadfd2afc1bb0fd017a6c/update-2-ireland-in-recession-as-bailout-exit-approaches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newser.com/tag/46500/1/ireland-recession.html</text:p>
          </table:table-cell>
          <table:table-cell office:value-type="float" office:value="98">
            <text:p>98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npr.org/blogs/thetwo-way/2013/06/27/196408384/ireland-slumps-back-into-recession-as-exports-fa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ww.nytimes.com/2008/09/25/business/worldbusiness/25iht-25ireland.16482373.html</text:p>
          </table:table-cell>
          <table:table-cell table:style-name="ce5" office:value-type="float" office:value="25">
            <text:p>25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nytimes.com/2008/09/25/business/worldbusiness/25iht-25ireland.16482373.html?_r=0</text:p>
          </table:table-cell>
          <table:table-cell table:style-name="ce5" office:value-type="float" office:value="33">
            <text:p>33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ww.nzherald.co.nz/business/news/article.cfm?c_id=3&amp;objectid=11142554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patfitzpatrick.ie/the-recession-rules-in-ireland/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pfizer.ie/in_the_news.cfm?action=showArticle&amp;articleID=100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politics.ie/forum/history/195586-worst-irish-recession-one-previous-one-15.html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propertyswap.ie/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www.publichealth.ie/files/file/Publications/Facing%20the%20challenge.pdf</text:p>
          </table:table-cell>
          <table:table-cell office:value-type="float" office:value="23">
            <text:p>23</text:p>
          </table:table-cell>
          <table:table-cell office:value-type="string">
            <text:p>PDF</text:p>
          </table:table-cell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purtykitchen.com/event/folk-the-recession/</text:p>
          </table:table-cell>
          <table:table-cell office:value-type="float" office:value="84">
            <text:p>84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radiokerry.ie/news/tralee-conference-to-examine-how-rural-ireland-can-recover-from-recession/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ww.recession.ie/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recession.ie/</text:p>
          </table:table-cell>
          <table:table-cell table:style-name="ce5" office:value-type="float" office:value="36">
            <text:p>36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ww.recession.ie/tag/ireland/</text:p>
          </table:table-cell>
          <table:table-cell office:value-type="float" office:value="77">
            <text:p>77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recruitmentagenciesireland.com/news/tag/recovery-from-the-recession/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reuters.com/article/2013/06/27/ireland-gdp-idUSL5N0F31LH20130627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ronanlyons.com/2009/06/29/the-global-recession-is-just-a-coincidence-for-ireland/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ww.ronanlyons.com/2009/10/12/is-ireland-in-a-jobs-recession-or-a-jobs-depression/</text:p>
          </table:table-cell>
          <table:table-cell table:style-name="ce5" office:value-type="float" office:value="21">
            <text:p>21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ronanlyons.com/2009/10/12/is-ireland-in-a-jobs-recession-or-a-jobs-depression/</text:p>
          </table:table-cell>
          <table:table-cell table:style-name="ce5" office:value-type="float" office:value="29">
            <text:p>29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10" office:value-type="string">
            <text:p>www.rte.ie/news/2013/0627/459204-cso-recession-gdp/</text:p>
          </table:table-cell>
          <table:table-cell table:style-name="ce4" office:value-type="float" office:value="36">
            <text:p>36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>
            <text:p>www.rte.ie/news/2013/0627/459204-cso-recession-gdp/</text:p>
          </table:table-cell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string">
            <text:p>G</text:p>
          </table:table-cell>
          <table:table-cell table:style-name="ce4" table:number-columns-repeated="1020"/>
        </table:table-row>
        <table:table-row table:style-name="ro1">
          <table:table-cell table:style-name="ce5" office:value-type="string">
            <text:p>www.rte.ie/news/business/2012/0322/314984-economy/</text:p>
          </table:table-cell>
          <table:table-cell table:style-name="ce5" office:value-type="float" office:value="16">
            <text:p>16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rte.ie/news/business/2012/0322/314984-economy/</text:p>
          </table:table-cell>
          <table:table-cell table:style-name="ce5" office:value-type="float" office:value="71">
            <text:p>71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ww.shelflife.ie/article.aspx?id=4300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siliconrepublic.com/tags/2023-recession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socialjustice.ie/content/department-finance-growth-forecasts-not-credible-irish-economy-recession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www.ssisi.ie/wage_bill_change_ssisi_kw_9feb_v5.pdf</text:p>
          </table:table-cell>
          <table:table-cell office:value-type="float" office:value="85">
            <text:p>85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stpatricks.ie/blog/mental-health-and-economic-recession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studymode.com/essays/Economic-Recession-In-Ireland-2007-2012-1241100.html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studymode.com/subjects/essays-about-the-recession-in-ireland-in-irish-page1.html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sundayworld.com/top-stories/news/the-recession-has-finally-ended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www.tcd.ie/ERC/pdf%20newsletters/MCA%20Newsletter1.pdf</text:p>
          </table:table-cell>
          <table:table-cell office:value-type="float" office:value="82">
            <text:p>82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telegraph.co.uk/finance/economics/3079522/Ireland-leads-eurozone-into-recession.html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telegraph.co.uk/finance/economics/3081549/Ireland-in-recession-for-first-time-in-25-years.html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telegraph.co.uk/finance/financialcrisis/10146186/Ireland-slips-into-recession-as-bailout-exit-looms.html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telegraph.co.uk/finance/financialcrisis/10321526/Ireland-exits-recession-but-domestic-economy-remains-weak.html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ww.theguardian.com/business/2012/mar/22/ireland-recession-global-slowdown-exports</text:p>
          </table:table-cell>
          <table:table-cell table:style-name="ce5" office:value-type="float" office:value="13">
            <text:p>13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theguardian.com/business/2012/mar/22/ireland-recession-global-slowdown-exports</text:p>
          </table:table-cell>
          <table:table-cell table:style-name="ce5" office:value-type="float" office:value="16">
            <text:p>16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ww.theguardian.com/business/2013/sep/19/ireland-officially-exits-recession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theguardian.com/world/2011/feb/20/ireland-recession-students-emigrat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thejournal.ie/recession-leads-to-surge-in-mental-health-issues-in-children-573966-Aug2012/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thejournal.ie/shopping-bargains-641589-Oct2012/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timetoast.com/timelines/94078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tomszustek.com/section308762_554120.html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topcomhomes.com/en/news/1-latest-news/168-ireland-exits-recession.html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www.tradingeconomics.com/ireland/gdp-growth</text:p>
          </table:table-cell>
          <table:table-cell table:style-name="ce8" office:value-type="float" office:value="9">
            <text:p>9</text:p>
          </table:table-cell>
          <table:table-cell table:style-name="ce8"/>
          <table:table-cell table:style-name="ce8" office:value-type="string">
            <text:p>G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>
            <text:p>www.tradingeconomics.com/ireland/gdp-growth</text:p>
          </table:table-cell>
          <table:table-cell table:style-name="ce8" office:value-type="float" office:value="31">
            <text:p>31</text:p>
          </table:table-cell>
          <table:table-cell table:style-name="ce8"/>
          <table:table-cell table:style-name="ce8" office:value-type="string">
            <text:p>Y</text:p>
          </table:table-cell>
          <table:table-cell table:style-name="ce8" table:number-columns-repeated="1020"/>
        </table:table-row>
        <table:table-row table:style-name="ro1">
          <table:table-cell office:value-type="string">
            <text:p>www.tripadvisor.ie/ShowTopic-g186591-i88-k2449399-Ireland_Recession_hit_hard-Ireland.html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tripadvisor.ie/ShowTopic-g186591-i88-k6059642-Not_sure_if_the_Recession_will_be_Depressing-Ireland.html</text:p>
          </table:table-cell>
          <table:table-cell office:value-type="float" office:value="94">
            <text:p>94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truthdig.com/eartotheground/item/austerity_fails_an_ireland_back_in_recession_20120324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tutor2u.net/blog/index.php/economics/comments/bbc-video-ireland-in-recession/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www.ucc.ie/en/appsoc/researchconference/conf/cstj/cstjournalvolume32011/claireharney/ClaireHarney.PDF</text:p>
          </table:table-cell>
          <table:table-cell office:value-type="float" office:value="41">
            <text:p>41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www.ucd.ie/t4cms/WP13_06.pdf</text:p>
          </table:table-cell>
          <table:table-cell office:value-type="float" office:value="12">
            <text:p>12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vanityfair.com/business/features/2011/03/michael-lewis-ireland-201103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www.volunteersouthdublin.ie/PDF/VIpre.pdf</text:p>
          </table:table-cell>
          <table:table-cell office:value-type="float" office:value="46">
            <text:p>46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weddingsonline.ie/discussion/recession-in-ireland-t267210.html</text:p>
          </table:table-cell>
          <table:table-cell office:value-type="float" office:value="82">
            <text:p>82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whichfranchise.ie/index.cfm?action=articles&amp;articleId=130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www.workplacerelations.ie/en/Publications_Forms/Reference_Materials/Executive_Summary_-_Human_Resources_in_the_Recession.pdf</text:p>
          </table:table-cell>
          <table:table-cell office:value-type="float" office:value="22">
            <text:p>22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ww.worldfinancialreview.com/?p=874</text:p>
          </table:table-cell>
          <table:table-cell table:style-name="ce4" office:value-type="float" office:value="55">
            <text:p>55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>
            <text:p>www.worldfinancialreview.com/?p=874</text:p>
          </table:table-cell>
          <table:table-cell table:style-name="ce4" office:value-type="float" office:value="48">
            <text:p>48</text:p>
          </table:table-cell>
          <table:table-cell table:style-name="ce4"/>
          <table:table-cell table:style-name="ce4" office:value-type="string">
            <text:p>G</text:p>
          </table:table-cell>
          <table:table-cell table:style-name="ce4" table:number-columns-repeated="1020"/>
        </table:table-row>
        <table:table-row table:style-name="ro1">
          <table:table-cell table:style-name="ce11" office:value-type="string">
            <text:p>www.worldfinancialreview.com/?p=874</text:p>
          </table:table-cell>
          <table:table-cell table:style-name="ce11" office:value-type="float" office:value="55">
            <text:p>55</text:p>
          </table:table-cell>
          <table:table-cell table:style-name="ce11"/>
          <table:table-cell table:style-name="ce11" office:value-type="string">
            <text:p>G</text:p>
          </table:table-cell>
          <table:table-cell table:style-name="ce11" table:number-columns-repeated="1020"/>
        </table:table-row>
        <table:table-row table:style-name="ro1">
          <table:table-cell office:value-type="string">
            <text:p>www.youth.ie/nyci/Young-people-hit-hardest-recession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youtube.com/watch?v=9ANtPKYnnyQ</text:p>
          </table:table-cell>
          <table:table-cell office:value-type="float" office:value="54">
            <text:p>54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youtube.com/watch?v=MTpBp9MXZF0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youtube.com/watch?v=VRPZ5cSzuI0</text:p>
          </table:table-cell>
          <table:table-cell office:value-type="float" office:value="54">
            <text:p>54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youtube.com/watch?v=xhf8zZ4RLSo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3.open.ac.uk/near-you/ireland/p7_1.asp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G" table:style-name="ta1">
        <table:table-column table:style-name="co6" table:default-cell-style-name="ce3"/>
        <table:table-column table:style-name="co2" table:number-columns-repeated="1023" table:default-cell-style-name="ce3"/>
        <table:table-row table:style-name="ro1">
          <table:table-cell table:style-name="ce2" office:value-type="string">
            <text:p>Result</text:p>
          </table:table-cell>
          <table:table-cell table:style-name="ce2" office:value-type="string">
            <text:p>Rank</text:p>
          </table:table-cell>
          <table:table-cell table:style-name="ce2" office:value-type="string">
            <text:p>HTTP Error/Non Advertising Result:</text:p>
          </table:table-cell>
          <table:table-cell table:style-name="ce2" office:value-type="string">
            <text:p>Engin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9thlevel.ie/tag/recession/</text:p>
          </table:table-cell>
          <table:table-cell table:style-name="ce4" office:value-type="float" office:value="46">
            <text:p>46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>
            <text:p>9thlevel.ie/tag/recession/</text:p>
          </table:table-cell>
          <table:table-cell table:style-name="ce4" office:value-type="float" office:value="33">
            <text:p>33</text:p>
          </table:table-cell>
          <table:table-cell table:style-name="ce4"/>
          <table:table-cell table:style-name="ce4" office:value-type="string">
            <text:p>G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>
            <text:p>irishrecession.blogspot.ie/</text:p>
          </table:table-cell>
          <table:table-cell table:style-name="ce4" office:value-type="float" office:value="73">
            <text:p>73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>
            <text:p>irishrecession.blogspot.ie/</text:p>
          </table:table-cell>
          <table:table-cell table:style-name="ce4" office:value-type="float" office:value="11">
            <text:p>11</text:p>
          </table:table-cell>
          <table:table-cell table:style-name="ce4"/>
          <table:table-cell table:style-name="ce4" office:value-type="string">
            <text:p>G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>
            <text:p>leovaradkar.ie/2008/11/ireland-can-trade-its-way-out-of-recession-speech-at-the-wexford-conference/</text:p>
          </table:table-cell>
          <table:table-cell table:style-name="ce4" office:value-type="float" office:value="92">
            <text:p>92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>
            <text:p>leovaradkar.ie/2008/11/ireland-can-trade-its-way-out-of-recession-speech-at-the-wexford-conference/</text:p>
          </table:table-cell>
          <table:table-cell table:style-name="ce4" office:value-type="float" office:value="23">
            <text:p>23</text:p>
          </table:table-cell>
          <table:table-cell table:style-name="ce4"/>
          <table:table-cell table:style-name="ce4" office:value-type="string">
            <text:p>G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>
            <text:p>www.davidmcwilliams.ie/2012/01/02/ireland-frozen-in-an-anxiety-recession</text:p>
          </table:table-cell>
          <table:table-cell table:style-name="ce4" office:value-type="float" office:value="10">
            <text:p>10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>
            <text:p>www.davidmcwilliams.ie/2012/01/02/ireland-frozen-in-an-anxiety-recession</text:p>
          </table:table-cell>
          <table:table-cell table:style-name="ce4" office:value-type="float" office:value="24">
            <text:p>24</text:p>
          </table:table-cell>
          <table:table-cell table:style-name="ce4"/>
          <table:table-cell table:style-name="ce4" office:value-type="string">
            <text:p>G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>
            <text:p>www.eapn.ie/eapn/policy/resources-on-taxation/taxation-recession</text:p>
          </table:table-cell>
          <table:table-cell table:style-name="ce4" office:value-type="float" office:value="47">
            <text:p>47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>
            <text:p>www.eapn.ie/eapn/policy/resources-on-taxation/taxation-recession</text:p>
          </table:table-cell>
          <table:table-cell table:style-name="ce4" office:value-type="float" office:value="18">
            <text:p>18</text:p>
          </table:table-cell>
          <table:table-cell table:style-name="ce4"/>
          <table:table-cell table:style-name="ce4" office:value-type="string">
            <text:p>G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>
            <text:p>www.worldfinancialreview.com/?p=874</text:p>
          </table:table-cell>
          <table:table-cell table:style-name="ce4" office:value-type="float" office:value="55">
            <text:p>55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>
            <text:p>www.worldfinancialreview.com/?p=874</text:p>
          </table:table-cell>
          <table:table-cell table:style-name="ce4" office:value-type="float" office:value="48">
            <text:p>48</text:p>
          </table:table-cell>
          <table:table-cell table:style-name="ce4"/>
          <table:table-cell table:style-name="ce4" office:value-type="string">
            <text:p>G</text:p>
          </table:table-cell>
          <table:table-cell table:style-name="ce4" table:number-columns-repeated="1020"/>
        </table:table-row>
        <table:table-row table:style-name="ro1">
          <table:table-cell table:style-name="ce10" office:value-type="string">
            <text:p>www.rte.ie/news/2013/0627/459204-cso-recession-gdp/</text:p>
          </table:table-cell>
          <table:table-cell table:style-name="ce10" office:value-type="float" office:value="36">
            <text:p>36</text:p>
          </table:table-cell>
          <table:table-cell table:style-name="ce10"/>
          <table:table-cell table:style-name="ce10" office:value-type="string">
            <text:p>B</text:p>
          </table:table-cell>
          <table:table-cell table:style-name="ce10" table:number-columns-repeated="1020"/>
        </table:table-row>
        <table:table-row table:style-name="ro1">
          <table:table-cell table:style-name="ce4" office:value-type="string">
            <text:p>www.rte.ie/news/2013/0627/459204-cso-recession-gdp/</text:p>
          </table:table-cell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string">
            <text:p>G</text:p>
          </table:table-cell>
          <table:table-cell table:style-name="ce4" table:number-columns-repeated="1020"/>
        </table:table-row>
        <table:table-row table:style-name="ro1" table:number-rows-repeated="1048273">
          <table:table-cell table:number-columns-repeated="1024"/>
        </table:table-row>
        <table:table-row table:style-name="ro2" table:number-rows-repeated="2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Y" table:style-name="ta1">
        <table:table-column table:style-name="co6" table:default-cell-style-name="ce3"/>
        <table:table-column table:style-name="co2" table:number-columns-repeated="1023" table:default-cell-style-name="ce3"/>
        <table:table-row table:style-name="ro1">
          <table:table-cell table:style-name="ce2" office:value-type="string">
            <text:p>Result</text:p>
          </table:table-cell>
          <table:table-cell table:style-name="ce2" office:value-type="string">
            <text:p>Rank</text:p>
          </table:table-cell>
          <table:table-cell table:style-name="ce2" office:value-type="string">
            <text:p>HTTP Error/Non Advertising Result:</text:p>
          </table:table-cell>
          <table:table-cell table:style-name="ce2" office:value-type="string">
            <text:p>Engine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con.economicshelp.org/2009/01/irish-economy-in-recession.html</text:p>
          </table:table-cell>
          <table:table-cell table:style-name="ce5" office:value-type="float" office:value="26">
            <text:p>26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econ.economicshelp.org/2009/01/irish-economy-in-recession.html</text:p>
          </table:table-cell>
          <table:table-cell table:style-name="ce5" office:value-type="float" office:value="45">
            <text:p>45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en.wikipedia.org/wiki/2008%E2%80%932012_Irish_financial_crisis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en.wikipedia.org/wiki/2008%E2%80%932012_Irish_financial_crisis</text:p>
          </table:table-cell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en.wikipedia.org/wiki/Recession_in_Ireland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en.wikipedia.org/wiki/Recession_in_Ireland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euobserver.com/tickers/120678</text:p>
          </table:table-cell>
          <table:table-cell table:style-name="ce5" office:value-type="float" office:value="69">
            <text:p>69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euobserver.com/tickers/120678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ezinearticles.com/?Recession-What-Recession?-Dublin-Ireland&amp;id=2518661</text:p>
          </table:table-cell>
          <table:table-cell table:style-name="ce5" office:value-type="float" office:value="58">
            <text:p>58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ezinearticles.com/?Recession-What-Recession?-Dublin-Ireland&amp;id=2518661</text:p>
          </table:table-cell>
          <table:table-cell table:style-name="ce5" office:value-type="float" office:value="14">
            <text:p>14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news.ie.msn.com/ireland/ireland-is-officially-back-in-recession</text:p>
          </table:table-cell>
          <table:table-cell table:style-name="ce5" office:value-type="float" office:value="29">
            <text:p>29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news.ie.msn.com/ireland/ireland-is-officially-back-in-recession</text:p>
          </table:table-cell>
          <table:table-cell table:style-name="ce5" office:value-type="float" office:value="27">
            <text:p>27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online.wsj.com/news/articles/SB10001424052702304636404577297182754696876</text:p>
          </table:table-cell>
          <table:table-cell table:style-name="ce5" office:value-type="float" office:value="81">
            <text:p>81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online.wsj.com/news/articles/SB10001424052702304636404577297182754696876</text:p>
          </table:table-cell>
          <table:table-cell table:style-name="ce5" office:value-type="float" office:value="17">
            <text:p>17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rt.com/business/ireland-recession-enter-slip-324/</text:p>
          </table:table-cell>
          <table:table-cell table:style-name="ce5" office:value-type="float" office:value="86">
            <text:p>86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rt.com/business/ireland-recession-enter-slip-324/</text:p>
          </table:table-cell>
          <table:table-cell table:style-name="ce5" office:value-type="float" office:value="11">
            <text:p>11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sdsg.over-blog.com/article-recession-in-ireland-72430365.html</text:p>
          </table:table-cell>
          <table:table-cell table:style-name="ce5" office:value-type="float" office:value="22">
            <text:p>22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sdsg.over-blog.com/article-recession-in-ireland-72430365.html</text:p>
          </table:table-cell>
          <table:table-cell table:style-name="ce5" office:value-type="float" office:value="18">
            <text:p>18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uk.reuters.com/article/2013/06/27/uk-ireland-gdp-idUKBRE95Q0EK20130627</text:p>
          </table:table-cell>
          <table:table-cell table:style-name="ce5" office:value-type="float" office:value="79">
            <text:p>79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uk.reuters.com/article/2013/06/27/uk-ireland-gdp-idUKBRE95Q0EK20130627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uspecto.com/ireland-in-the-time-of-recession/1388</text:p>
          </table:table-cell>
          <table:table-cell table:style-name="ce5" office:value-type="float" office:value="96">
            <text:p>96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uspecto.com/ireland-in-the-time-of-recession/1388</text:p>
          </table:table-cell>
          <table:table-cell table:style-name="ce5" office:value-type="float" office:value="37">
            <text:p>37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iki.answers.com/Q/Is_there_a_recession_in_Ireland?#slide=1</text:p>
          </table:table-cell>
          <table:table-cell table:style-name="ce5" office:value-type="float" office:value="88">
            <text:p>88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iki.answers.com/Q/Is_there_a_recession_in_Ireland?#slide=1</text:p>
          </table:table-cell>
          <table:table-cell table:style-name="ce5" office:value-type="float" office:value="13">
            <text:p>13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n.com/the_recession__ireland</text:p>
          </table:table-cell>
          <table:table-cell table:style-name="ce5" office:value-type="float" office:value="32">
            <text:p>32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n.com/the_recession__ireland</text:p>
          </table:table-cell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accountancyireland.ie/Archives/Extra/Articles/Ireland-to-emerge-from-recession-in-2012--says-latest-Ernst--Young-Economic-Eye/</text:p>
          </table:table-cell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accountancyireland.ie/Archives/Extra/Articles/Ireland-to-emerge-from-recession-in-2012--says-latest-Ernst--Young-Economic-Eye/</text:p>
          </table:table-cell>
          <table:table-cell table:style-name="ce5" office:value-type="float" office:value="38">
            <text:p>38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bbc.com/news/world-europe-23083003</text:p>
          </table:table-cell>
          <table:table-cell table:style-name="ce5" office:value-type="float" office:value="42">
            <text:p>42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bbc.com/news/world-europe-23083003</text:p>
          </table:table-cell>
          <table:table-cell table:style-name="ce5" office:value-type="float" office:value="24">
            <text:p>24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bloomberg.com/news/2013-03-26/ireland-lures-germans-with-ebay-as-economy-rouses-from-recession.html</text:p>
          </table:table-cell>
          <table:table-cell table:style-name="ce5" office:value-type="float" office:value="61">
            <text:p>61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bloomberg.com/news/2013-03-26/ireland-lures-germans-with-ebay-as-economy-rouses-from-recession.html</text:p>
          </table:table-cell>
          <table:table-cell table:style-name="ce5" office:value-type="float" office:value="95">
            <text:p>95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boards.ie/vbulletin/showthread.php?p=57399293</text:p>
          </table:table-cell>
          <table:table-cell table:style-name="ce5" office:value-type="float" office:value="49">
            <text:p>49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boards.ie/vbulletin/showthread.php?p=57399293</text:p>
          </table:table-cell>
          <table:table-cell table:style-name="ce5" office:value-type="float" office:value="39">
            <text:p>39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breakingnews.ie/ireland/ireland-officially-in-recession-379070.html</text:p>
          </table:table-cell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breakingnews.ie/ireland/ireland-officially-in-recession-379070.html</text:p>
          </table:table-cell>
          <table:table-cell table:style-name="ce5" office:value-type="float" office:value="19">
            <text:p>19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business-visas-australia.com/economic-recession-in-ireland-means-more-irish-emigration/</text:p>
          </table:table-cell>
          <table:table-cell table:style-name="ce5" office:value-type="float" office:value="12">
            <text:p>12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business-visas-australia.com/economic-recession-in-ireland-means-more-irish-emigration/</text:p>
          </table:table-cell>
          <table:table-cell table:style-name="ce5" office:value-type="float" office:value="32">
            <text:p>32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charteredaccountants.ie/en/General/News-and-Events/News-Archive/2008/November/Ireland---Northern-Ireland-in-Recession/</text:p>
          </table:table-cell>
          <table:table-cell table:style-name="ce5" office:value-type="float" office:value="65">
            <text:p>65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charteredaccountants.ie/en/General/News-and-Events/News-Archive/2008/November/Ireland---Northern-Ireland-in-Recession/</text:p>
          </table:table-cell>
          <table:table-cell table:style-name="ce5" office:value-type="float" office:value="96">
            <text:p>96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corkeconomics.com/?p=454</text:p>
          </table:table-cell>
          <table:table-cell table:style-name="ce5" office:value-type="float" office:value="84">
            <text:p>84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corkeconomics.com/?p=454</text:p>
          </table:table-cell>
          <table:table-cell table:style-name="ce5" office:value-type="float" office:value="23">
            <text:p>23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findingdulcinea.com/news/business/September-08/The-Boom-Is-Over--Ireland-Officially-in-Recession.html</text:p>
          </table:table-cell>
          <table:table-cell table:style-name="ce5" office:value-type="float" office:value="95">
            <text:p>95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findingdulcinea.com/news/business/September-08/The-Boom-Is-Over--Ireland-Officially-in-Recession.html</text:p>
          </table:table-cell>
          <table:table-cell table:style-name="ce5" office:value-type="float" office:value="41">
            <text:p>41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google.com/hostednews/afp/article/ALeqM5j9uch9QDg5jtnuh1jLjatAYpER6A</text:p>
          </table:table-cell>
          <table:table-cell table:style-name="ce5" office:value-type="float" office:value="11">
            <text:p>11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google.com/hostednews/afp/article/ALeqM5j9uch9QDg5jtnuh1jLjatAYpER6A</text:p>
          </table:table-cell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irishabroad.com/news/irish-voice/spain/Articles/irish-recession011008.aspx</text:p>
          </table:table-cell>
          <table:table-cell table:style-name="ce5" office:value-type="float" office:value="51">
            <text:p>51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irishabroad.com/news/irish-voice/spain/Articles/irish-recession011008.aspx</text:p>
          </table:table-cell>
          <table:table-cell table:style-name="ce5" office:value-type="float" office:value="35">
            <text:p>35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irisheconomy.ie/index.php/2009/08/31/ireland-in-recession-ft-analysis/</text:p>
          </table:table-cell>
          <table:table-cell table:style-name="ce5" office:value-type="float" office:value="27">
            <text:p>27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irisheconomy.ie/index.php/2009/08/31/ireland-in-recession-ft-analysis/</text:p>
          </table:table-cell>
          <table:table-cell table:style-name="ce5" office:value-type="float" office:value="67">
            <text:p>67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marxist.com/recession-in-ireland.htm</text:p>
          </table:table-cell>
          <table:table-cell table:style-name="ce5" office:value-type="float" office:value="53">
            <text:p>53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marxist.com/recession-in-ireland.htm</text:p>
          </table:table-cell>
          <table:table-cell table:style-name="ce5" office:value-type="float" office:value="20">
            <text:p>20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migrationpolicy.org/article/ireland-rapid-immigration-recession/</text:p>
          </table:table-cell>
          <table:table-cell table:style-name="ce5" office:value-type="float" office:value="67">
            <text:p>67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migrationpolicy.org/article/ireland-rapid-immigration-recession/</text:p>
          </table:table-cell>
          <table:table-cell table:style-name="ce5" office:value-type="float" office:value="12">
            <text:p>12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nytimes.com/2008/09/25/business/worldbusiness/25iht-25ireland.16482373.html</text:p>
          </table:table-cell>
          <table:table-cell table:style-name="ce5" office:value-type="float" office:value="25">
            <text:p>25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nytimes.com/2008/09/25/business/worldbusiness/25iht-25ireland.16482373.html?_r=0</text:p>
          </table:table-cell>
          <table:table-cell table:style-name="ce5" office:value-type="float" office:value="33">
            <text:p>33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recession.ie/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recession.ie/</text:p>
          </table:table-cell>
          <table:table-cell table:style-name="ce5" office:value-type="float" office:value="36">
            <text:p>36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ronanlyons.com/2009/10/12/is-ireland-in-a-jobs-recession-or-a-jobs-depression/</text:p>
          </table:table-cell>
          <table:table-cell table:style-name="ce5" office:value-type="float" office:value="21">
            <text:p>21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ronanlyons.com/2009/10/12/is-ireland-in-a-jobs-recession-or-a-jobs-depression/</text:p>
          </table:table-cell>
          <table:table-cell table:style-name="ce5" office:value-type="float" office:value="29">
            <text:p>29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rte.ie/news/business/2012/0322/314984-economy/</text:p>
          </table:table-cell>
          <table:table-cell table:style-name="ce5" office:value-type="float" office:value="16">
            <text:p>16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rte.ie/news/business/2012/0322/314984-economy/</text:p>
          </table:table-cell>
          <table:table-cell table:style-name="ce5" office:value-type="float" office:value="71">
            <text:p>71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theguardian.com/business/2012/mar/22/ireland-recession-global-slowdown-exports</text:p>
          </table:table-cell>
          <table:table-cell table:style-name="ce5" office:value-type="float" office:value="13">
            <text:p>13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theguardian.com/business/2012/mar/22/ireland-recession-global-slowdown-exports</text:p>
          </table:table-cell>
          <table:table-cell table:style-name="ce5" office:value-type="float" office:value="16">
            <text:p>16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 table:number-rows-repeated="1048275">
          <table:table-cell table:number-columns-repeated="1024"/>
        </table:table-row>
        <table:table-row table:style-name="ro2" table:number-rows-repeated="2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Y" table:style-name="ta1">
        <table:table-column table:style-name="co6" table:default-cell-style-name="ce3"/>
        <table:table-column table:style-name="co2" table:number-columns-repeated="1023" table:default-cell-style-name="ce3"/>
        <table:table-row table:style-name="ro1">
          <table:table-cell table:style-name="ce2" office:value-type="string">
            <text:p>Result</text:p>
          </table:table-cell>
          <table:table-cell table:style-name="ce2" office:value-type="string">
            <text:p>Rank</text:p>
          </table:table-cell>
          <table:table-cell table:style-name="ce2" office:value-type="string">
            <text:p>HTTP Error/Non Advertising Result:</text:p>
          </table:table-cell>
          <table:table-cell table:style-name="ce2" office:value-type="string">
            <text:p>Engine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www.breakingnews.ie/ireland/ireland-officially-out-of-recession-607464.html</text:p>
          </table:table-cell>
          <table:table-cell table:style-name="ce8" office:value-type="float" office:value="8">
            <text:p>8</text:p>
          </table:table-cell>
          <table:table-cell table:style-name="ce8"/>
          <table:table-cell table:style-name="ce8" office:value-type="string">
            <text:p>G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>
            <text:p>www.breakingnews.ie/ireland/ireland-officially-out-of-recession-607464.html</text:p>
          </table:table-cell>
          <table:table-cell table:style-name="ce8" office:value-type="float" office:value="25">
            <text:p>25</text:p>
          </table:table-cell>
          <table:table-cell table:style-name="ce8"/>
          <table:table-cell table:style-name="ce8" office:value-type="string">
            <text:p>Y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>
            <text:p>www.independent.co.uk/news/world/europe/ireland-officially-out-of-recession-despite-domestic-economy-contracting-8826622.html</text:p>
          </table:table-cell>
          <table:table-cell table:style-name="ce8" office:value-type="float" office:value="51">
            <text:p>51</text:p>
          </table:table-cell>
          <table:table-cell table:style-name="ce8"/>
          <table:table-cell table:style-name="ce8" office:value-type="string">
            <text:p>G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>
            <text:p>www.independent.co.uk/news/world/europe/ireland-officially-out-of-recession-despite-domestic-economy-contracting-8826622.html</text:p>
          </table:table-cell>
          <table:table-cell table:style-name="ce8" office:value-type="float" office:value="54">
            <text:p>54</text:p>
          </table:table-cell>
          <table:table-cell table:style-name="ce8"/>
          <table:table-cell table:style-name="ce8" office:value-type="string">
            <text:p>Y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>
            <text:p>www.ireland-information.com/blog/?p=582</text:p>
          </table:table-cell>
          <table:table-cell table:style-name="ce8" office:value-type="float" office:value="95">
            <text:p>95</text:p>
          </table:table-cell>
          <table:table-cell table:style-name="ce8"/>
          <table:table-cell table:style-name="ce8" office:value-type="string">
            <text:p>G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>
            <text:p>www.ireland-information.com/blog/?p=582</text:p>
          </table:table-cell>
          <table:table-cell table:style-name="ce8" office:value-type="float" office:value="69">
            <text:p>69</text:p>
          </table:table-cell>
          <table:table-cell table:style-name="ce8"/>
          <table:table-cell table:style-name="ce8" office:value-type="string">
            <text:p>Y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>
            <text:p>www.tradingeconomics.com/ireland/gdp-growth</text:p>
          </table:table-cell>
          <table:table-cell table:style-name="ce8" office:value-type="float" office:value="9">
            <text:p>9</text:p>
          </table:table-cell>
          <table:table-cell table:style-name="ce8"/>
          <table:table-cell table:style-name="ce8" office:value-type="string">
            <text:p>G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>
            <text:p>www.tradingeconomics.com/ireland/gdp-growth</text:p>
          </table:table-cell>
          <table:table-cell table:style-name="ce8" office:value-type="float" office:value="31">
            <text:p>31</text:p>
          </table:table-cell>
          <table:table-cell table:style-name="ce8"/>
          <table:table-cell table:style-name="ce8" office:value-type="string">
            <text:p>Y</text:p>
          </table:table-cell>
          <table:table-cell table:style-name="ce8" table:number-columns-repeated="1020"/>
        </table:table-row>
        <table:table-row table:style-name="ro1" table:number-rows-repeated="1048275">
          <table:table-cell table:number-columns-repeated="1024"/>
        </table:table-row>
        <table:table-row table:style-name="ro2" table:number-rows-repeated="2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Y" table:style-name="ta1">
        <table:table-column table:style-name="co6" table:default-cell-style-name="ce3"/>
        <table:table-column table:style-name="co2" table:number-columns-repeated="1023" table:default-cell-style-name="ce3"/>
        <table:table-row table:style-name="ro1">
          <table:table-cell table:style-name="ce2" office:value-type="string">
            <text:p>Result</text:p>
          </table:table-cell>
          <table:table-cell table:style-name="ce2" office:value-type="string">
            <text:p>Rank</text:p>
          </table:table-cell>
          <table:table-cell table:style-name="ce2" office:value-type="string">
            <text:p>HTTP Error/Non Advertising Result:</text:p>
          </table:table-cell>
          <table:table-cell table:style-name="ce2" office:value-type="string">
            <text:p>Engine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namawinelake.wordpress.com/2013/03/21/ireland-back-in-recession-as-new-figures-confirm-two-quarters-of-gdp-contraction/</text:p>
          </table:table-cell>
          <table:table-cell table:style-name="ce7" office:value-type="float" office:value="60">
            <text:p>60</text:p>
          </table:table-cell>
          <table:table-cell table:style-name="ce7"/>
          <table:table-cell table:style-name="ce7" office:value-type="string">
            <text:p>B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namawinelake.wordpress.com/2013/03/21/ireland-back-in-recession-as-new-figures-confirm-two-quarters-of-gdp-contraction/</text:p>
          </table:table-cell>
          <table:table-cell table:style-name="ce7" office:value-type="float" office:value="16">
            <text:p>16</text:p>
          </table:table-cell>
          <table:table-cell table:style-name="ce7"/>
          <table:table-cell table:style-name="ce7" office:value-type="string">
            <text:p>G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namawinelake.wordpress.com/2013/03/21/ireland-back-in-recession-as-new-figures-confirm-two-quarters-of-gdp-contraction/</text:p>
          </table:table-cell>
          <table:table-cell table:style-name="ce7" office:value-type="float" office:value="61">
            <text:p>61</text:p>
          </table:table-cell>
          <table:table-cell table:style-name="ce7"/>
          <table:table-cell table:style-name="ce7" office:value-type="string">
            <text:p>Y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quintasgroup.wordpress.com/tag/recession-in-ireland/</text:p>
          </table:table-cell>
          <table:table-cell table:style-name="ce7" office:value-type="float" office:value="37">
            <text:p>37</text:p>
          </table:table-cell>
          <table:table-cell table:style-name="ce7"/>
          <table:table-cell table:style-name="ce7" office:value-type="string">
            <text:p>B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quintasgroup.wordpress.com/tag/recession-in-ireland/</text:p>
          </table:table-cell>
          <table:table-cell table:style-name="ce7" office:value-type="float" office:value="34">
            <text:p>34</text:p>
          </table:table-cell>
          <table:table-cell table:style-name="ce7"/>
          <table:table-cell table:style-name="ce7" office:value-type="string">
            <text:p>G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quintasgroup.wordpress.com/tag/recession-in-ireland/</text:p>
          </table:table-cell>
          <table:table-cell table:style-name="ce7" office:value-type="float" office:value="26">
            <text:p>26</text:p>
          </table:table-cell>
          <table:table-cell table:style-name="ce7"/>
          <table:table-cell table:style-name="ce7" office:value-type="string">
            <text:p>Y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rt.com/business/ireland-exits-technical-recession-125/</text:p>
          </table:table-cell>
          <table:table-cell table:style-name="ce7" office:value-type="float" office:value="75">
            <text:p>75</text:p>
          </table:table-cell>
          <table:table-cell table:style-name="ce7"/>
          <table:table-cell table:style-name="ce7" office:value-type="string">
            <text:p>B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rt.com/business/ireland-exits-technical-recession-125/</text:p>
          </table:table-cell>
          <table:table-cell table:style-name="ce7" office:value-type="float" office:value="20">
            <text:p>20</text:p>
          </table:table-cell>
          <table:table-cell table:style-name="ce7"/>
          <table:table-cell table:style-name="ce7" office:value-type="string">
            <text:p>G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rt.com/business/ireland-exits-technical-recession-125/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7" office:value-type="string">
            <text:p>Y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topics.nytimes.com/top/news/international/countriesandterritories/ireland/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string">
            <text:p>G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topics.nytimes.com/top/news/international/countriesandterritories/ireland/index.html</text:p>
          </table:table-cell>
          <table:table-cell table:style-name="ce7" office:value-type="float" office:value="56">
            <text:p>56</text:p>
          </table:table-cell>
          <table:table-cell table:style-name="ce7"/>
          <table:table-cell table:style-name="ce7" office:value-type="string">
            <text:p>B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topics.nytimes.com/top/news/international/countriesandterritories/ireland/index.html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string">
            <text:p>Y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www.bbc.com/news/business-24159574</text:p>
          </table:table-cell>
          <table:table-cell table:style-name="ce7" office:value-type="float" office:value="50">
            <text:p>50</text:p>
          </table:table-cell>
          <table:table-cell table:style-name="ce7"/>
          <table:table-cell table:style-name="ce7" office:value-type="string">
            <text:p>B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www.bbc.com/news/business-24159574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7" office:value-type="string">
            <text:p>G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www.bbc.com/news/business-24159574</text:p>
          </table:table-cell>
          <table:table-cell table:style-name="ce7" office:value-type="float" office:value="30">
            <text:p>30</text:p>
          </table:table-cell>
          <table:table-cell table:style-name="ce7"/>
          <table:table-cell table:style-name="ce7" office:value-type="string">
            <text:p>Y</text:p>
          </table:table-cell>
          <table:table-cell table:style-name="ce7" table:number-columns-repeated="1020"/>
        </table:table-row>
        <table:table-row table:style-name="ro1">
          <table:table-cell table:style-name="ce9" office:value-type="string">
            <text:p>www.endchildpoverty.ie/publications/documents/EndChildPovertyCoalitionChildPoverty-IrelandinRecession.pdf</text:p>
          </table:table-cell>
          <table:table-cell table:style-name="ce7" office:value-type="float" office:value="17">
            <text:p>17</text:p>
          </table:table-cell>
          <table:table-cell table:style-name="ce7" office:value-type="string">
            <text:p>PDF</text:p>
          </table:table-cell>
          <table:table-cell table:style-name="ce7" office:value-type="string">
            <text:p>B</text:p>
          </table:table-cell>
          <table:table-cell table:style-name="ce7" table:number-columns-repeated="1020"/>
        </table:table-row>
        <table:table-row table:style-name="ro1">
          <table:table-cell table:style-name="ce9" office:value-type="string">
            <text:p>www.endchildpoverty.ie/publications/documents/EndChildPovertyCoalitionChildPoverty-IrelandinRecession.pdf</text:p>
          </table:table-cell>
          <table:table-cell table:style-name="ce7" office:value-type="float" office:value="32">
            <text:p>32</text:p>
          </table:table-cell>
          <table:table-cell table:style-name="ce7" office:value-type="string">
            <text:p>PDF</text:p>
          </table:table-cell>
          <table:table-cell table:style-name="ce7" office:value-type="string">
            <text:p>G</text:p>
          </table:table-cell>
          <table:table-cell table:style-name="ce7" table:number-columns-repeated="1020"/>
        </table:table-row>
        <table:table-row table:style-name="ro1">
          <table:table-cell table:style-name="ce9" office:value-type="string">
            <text:p>www.endchildpoverty.ie/publications/documents/EndChildPovertyCoalitionChildPoverty-IrelandinRecession.pdf</text:p>
          </table:table-cell>
          <table:table-cell table:style-name="ce7" office:value-type="float" office:value="44">
            <text:p>44</text:p>
          </table:table-cell>
          <table:table-cell table:style-name="ce7" office:value-type="string">
            <text:p>PDF</text:p>
          </table:table-cell>
          <table:table-cell table:style-name="ce7" office:value-type="string">
            <text:p>Y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www.esri.ie/irish_economy/</text:p>
          </table:table-cell>
          <table:table-cell table:style-name="ce7" office:value-type="float" office:value="64">
            <text:p>64</text:p>
          </table:table-cell>
          <table:table-cell table:style-name="ce7"/>
          <table:table-cell table:style-name="ce7" office:value-type="string">
            <text:p>B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www.esri.ie/irish_economy/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string">
            <text:p>G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www.esri.ie/irish_economy/</text:p>
          </table:table-cell>
          <table:table-cell table:style-name="ce7" office:value-type="float" office:value="40">
            <text:p>40</text:p>
          </table:table-cell>
          <table:table-cell table:style-name="ce7"/>
          <table:table-cell table:style-name="ce7" office:value-type="string">
            <text:p>Y</text:p>
          </table:table-cell>
          <table:table-cell table:style-name="ce7" table:number-columns-repeated="1020"/>
        </table:table-row>
        <table:table-row table:style-name="ro1" table:number-rows-repeated="1048275">
          <table:table-cell table:number-columns-repeated="1024"/>
        </table:table-row>
        <table:table-row table:style-name="ro2" table:number-rows-repeated="2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 Unique" table:style-name="ta1">
        <table:table-column table:style-name="co7" table:default-cell-style-name="ce3"/>
        <table:table-column table:style-name="co2" table:default-cell-style-name="ce3"/>
        <table:table-column table:style-name="co8" table:default-cell-style-name="ce3"/>
        <table:table-column table:style-name="co2" table:number-columns-repeated="1021" table:default-cell-style-name="ce3"/>
        <table:table-row table:style-name="ro1">
          <table:table-cell table:style-name="ce2" office:value-type="string">
            <text:p>Result</text:p>
          </table:table-cell>
          <table:table-cell table:style-name="ce2" office:value-type="string">
            <text:p>Rank</text:p>
          </table:table-cell>
          <table:table-cell table:style-name="ce2" office:value-type="string">
            <text:p>HTTP Error/Non Advertising Result:</text:p>
          </table:table-cell>
          <table:table-cell table:style-name="ce2" office:value-type="string">
            <text:p>Engine</text:p>
          </table:table-cell>
          <table:table-cell table:number-columns-repeated="1020"/>
        </table:table-row>
        <table:table-row table:style-name="ro1">
          <table:table-cell office:value-type="string">
            <text:p>www.independent.ie/business/irish/recession-damage-to-ireland-is-permanent-says-oecd-26639860.htm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finfacts.ie/irishfinancenews/article_1013998.shtml</text:p>
          </table:table-cell>
          <table:table-cell office:value-type="float" office:value="6">
            <text:p>6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news.bbc.co.uk/2/hi/8487231.stm</text:p>
          </table:table-cell>
          <table:table-cell office:value-type="float" office:value="7">
            <text:p>7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theguardian.com/world/2011/feb/20/ireland-recession-students-emigrat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breakingnews.ie/ireland/ireland-officially-back-in-recession-598661.html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thejournal.ie/shopping-bargains-641589-Oct2012/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answers.yahoo.com/question/index?qid=20111115104513AAMMUPh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independent.ie/business/irish/the-terrible-toll-of-recession-47000-irish-firms-closed-26797598.html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news.bbc.co.uk/2/hi/europe/8118176.stm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www.publichealth.ie/files/file/Publications/Facing%20the%20challenge.pdf</text:p>
          </table:table-cell>
          <table:table-cell office:value-type="float" office:value="23">
            <text:p>23</text:p>
          </table:table-cell>
          <table:table-cell office:value-type="string">
            <text:p>PDF</text:p>
          </table:table-cell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www.lrc.ie/documents/symposium11/Exec-Summary-Human-Resources-in-the-Recession.pdf</text:p>
          </table:table-cell>
          <table:table-cell office:value-type="float" office:value="24">
            <text:p>24</text:p>
          </table:table-cell>
          <table:table-cell office:value-type="string">
            <text:p>PDF</text:p>
          </table:table-cell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businessandleadership.com/business/item/27321-ireland-to-remain-in-recess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patfitzpatrick.ie/the-recession-rules-in-ireland/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irisheconomy.ie/index.php/2010/08/17/ireland-a-recession-of-the-banks-by-the-banks-and-for-the-banks/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fistfulofeuros.net/afoe/ireland-a-recession-of-the-banks-by-the-banks-and-for-the-banks/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businessetc.thejournal.ie/cso-gdp-gnp-recession-double-dip-economic-growth-392430-Mar2012/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esri.ie/news_events/latest_press_releases/recovery_scenarios_for_ir/index.xml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businessetc.thejournal.ie/ireland-back-in-recession-968772-Jun2013/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childrensrights.ie/resources/child-poverty-ireland-recession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irishleftreview.org/2010/04/09/facts-recession/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indymedia.ie/article/88109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telegraph.co.uk/finance/economics/3081549/Ireland-in-recession-for-first-time-in-25-years.html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thejournal.ie/recession-leads-to-surge-in-mental-health-issues-in-children-573966-Aug2012/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irishtimes.com/business/economy/noonan-warns-of-tough-budget-despite-upbeat-data-1.1533143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uk.news.yahoo.com/ireland-exits-recession-114644951.html#cHWGnGJ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eupolitics.einnews.com/news/ireland-recession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youtube.com/watch?v=9ANtPKYnnyQ</text:p>
          </table:table-cell>
          <table:table-cell office:value-type="float" office:value="54">
            <text:p>54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uk.answers.yahoo.com/question/index?qid=20081029035017AA1PZGB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uk.news.yahoo.com/ireland-back-recession-first-time-181604607.html#OI12CNi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independent.co.uk/news/world/europe/ireland-officially-in-recession-942071.html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telegraph.co.uk/finance/economics/3079522/Ireland-leads-eurozone-into-recession.html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eurofound.europa.eu/emcc/erm/studies/tn0907020s/ie0907029q.htm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irishexaminer.com/ireland/recession-hitting-immigrant-community-the-hardest-196328.html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youtube.com/watch?v=xhf8zZ4RLSo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gradireland.wordpress.com/2012/10/09/the-best-time-to-start-a-business-is-during-a-recession/</text:p>
          </table:table-cell>
          <table:table-cell office:value-type="float" office:value="71">
            <text:p>71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studymode.com/subjects/essays-about-the-recession-in-ireland-in-irish-page1.html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uk.answers.yahoo.com/question/index?qid=20081023161730AAUBsZx</text:p>
          </table:table-cell>
          <table:table-cell office:value-type="float" office:value="74">
            <text:p>74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gavinsblog.com/2008/06/23/recession/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jobsguideireland.com/best-jobs-in-a-recession/</text:p>
          </table:table-cell>
          <table:table-cell office:value-type="float" office:value="77">
            <text:p>77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irishexaminer.com/breakingnews/ireland/ireland-officially-out-of-recession-607464.html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ronanlyons.com/2009/06/29/the-global-recession-is-just-a-coincidence-for-ireland/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weddingsonline.ie/discussion/recession-in-ireland-t267210.html</text:p>
          </table:table-cell>
          <table:table-cell office:value-type="float" office:value="82">
            <text:p>82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independent.co.uk/news/business/news/ireland-out-of-recession-as-exports-jump-2015128.html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grin.com/en/e-book/111560/unemployment-in-ireland-in-the-80-s-reasons-and-consequences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irishtimes.com/premium/loginpage?destination=www.irishtimes.com/business/economy/ireland/fewer-businesses-active-in-ireland-since-recession-1.1475294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timetoast.com/timelines/94078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childrensrights.ie/events/national-childrens-nurseries-association-irish-childcare-recession-analysis-2009-ncna-members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socresonline.org.uk/14/2/9.html</text:p>
          </table:table-cell>
          <table:table-cell office:value-type="float" office:value="91">
            <text:p>91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answers.yahoo.com/question/index?qid=20081023161730AAUBsZx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tripadvisor.ie/ShowTopic-g186591-i88-k6059642-Not_sure_if_the_Recession_will_be_Depressing-Ireland.html</text:p>
          </table:table-cell>
          <table:table-cell office:value-type="float" office:value="94">
            <text:p>94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www.newcommunities.ie/download/pdf/challenging_times_2012.pdf</text:p>
          </table:table-cell>
          <table:table-cell office:value-type="float" office:value="97">
            <text:p>97</text:p>
          </table:table-cell>
          <table:table-cell office:value-type="string">
            <text:p>PDF</text:p>
          </table:table-cell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economicshelp.org/macroeconomics/economic-growth/cause-recession2/</text:p>
          </table:table-cell>
          <table:table-cell office:value-type="float" office:value="98">
            <text:p>98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finfacts.ie/irishfinancenews/article_1024100.shtml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irishecho.com.au/tag/ireland-in-recession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 table:number-rows-repeated="138">
          <table:table-cell table:style-name="Default" table:number-columns-repeated="4"/>
          <table:table-cell table:number-columns-repeated="1020"/>
        </table:table-row>
        <table:table-row table:style-name="ro1" table:number-rows-repeated="10483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 Unique" table:style-name="ta1">
        <table:table-column table:style-name="co9" table:default-cell-style-name="ce3"/>
        <table:table-column table:style-name="co2" table:default-cell-style-name="ce3"/>
        <table:table-column table:style-name="co10" table:default-cell-style-name="ce3"/>
        <table:table-column table:style-name="co2" table:default-cell-style-name="ce3"/>
        <table:table-column table:style-name="co2" table:number-columns-repeated="1020" table:default-cell-style-name="Default"/>
        <table:table-row table:style-name="ro1">
          <table:table-cell table:style-name="ce2" office:value-type="string">
            <text:p>Result</text:p>
          </table:table-cell>
          <table:table-cell table:style-name="ce2" office:value-type="string">
            <text:p>Rank</text:p>
          </table:table-cell>
          <table:table-cell table:style-name="ce2" office:value-type="string">
            <text:p>HTTP Error/Non Advertising Result:</text:p>
          </table:table-cell>
          <table:table-cell table:style-name="ce2" office:value-type="string">
            <text:p>Engine</text:p>
          </table:table-cell>
          <table:table-cell table:number-columns-repeated="1020"/>
        </table:table-row>
        <table:table-row table:style-name="ro1">
          <table:table-cell office:value-type="string">
            <text:p>en.wikipedia.org/wiki/2008%E2%80%9314_Irish_financial_cris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independent.ie/business/irish/recession-over-irish-economy-returns-to-growth-in-second-quarter-29590455.htm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businessetc.thejournal.ie/ireland-economy-recession-1090600-Sep2013/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irishtimes.com/business/economy/why-long-term-recession-might-be-the-new-normal-1.1599172</text:p>
          </table:table-cell>
          <table:table-cell office:value-type="float" office:value="5">
            <text:p>5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irishtimes.com/business/economy/world/threat-of-recession-looms-over-australia-1.1608363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www.ucd.ie/t4cms/WP13_06.pdf</text:p>
          </table:table-cell>
          <table:table-cell office:value-type="float" office:value="12">
            <text:p>12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youth.ie/nyci/Young-people-hit-hardest-recession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ec.europa.eu/ireland/economy/irelands_economic_crisis/index_en.htm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muse.jhu.edu/journals/new_hibernia_review/summary/v014/14.4.white.html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irishexaminer.com/ireland/online-project-aims-to-document-impact-of-recession-and-austerity-255940.html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finfacts.ie/irishfinancenews/article_1026198.shtml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www.workplacerelations.ie/en/Publications_Forms/Reference_Materials/Executive_Summary_-_Human_Resources_in_the_Recession.pdf</text:p>
          </table:table-cell>
          <table:table-cell office:value-type="float" office:value="22">
            <text:p>22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drugsandalcohol.ie/15293/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ft.com/cms/s/0/1ccdb0a4-211f-11e3-8aff-00144feab7de.html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b.kexd.net/ireland-exits-recession-what-now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politics.ie/forum/history/195586-worst-irish-recession-one-previous-one-15.html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theguardian.com/business/2013/sep/19/ireland-officially-exits-recession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socialjustice.ie/content/department-finance-growth-forecasts-not-credible-irish-economy-recession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telegraph.co.uk/finance/financialcrisis/10321526/Ireland-exits-recession-but-domestic-economy-remains-weak.html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byap.ie/2013/12/drugnet-ireland-autumn-2013-responding-to-addiction-in-a-time-of-recession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nerinstitute.net/research/the-irish-labour-market-since-the-recession/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parfreymurphy.ie/free-resources/articles-of-information/miscellaneous/6-ways-to-ride-out-a-recession/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esr.ie/article/view/38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accountancyireland.ie/AI_RSS_Update/Accountancy-Ireland-Extra---June-issue-out-today21/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belfasttelegraph.co.uk/news/local-national/republic-of-ireland/economy-falls-back-into-recession-29377583.html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www.ucc.ie/en/appsoc/researchconference/conf/cstj/cstjournalvolume32011/claireharney/ClaireHarney.PDF</text:p>
          </table:table-cell>
          <table:table-cell office:value-type="float" office:value="41">
            <text:p>41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dochara.com/travel-blog/why-the-recession-is-good/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amcremovals.ie/blog/30-amc-removals-ireland-moving-ireland-out-of-recession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irisheconomy.ie/index.php/2013/09/18/suicide-and-the-recession-again/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politicalreform.ie/2013/11/07/economic-recession-democratic-recession/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www.volunteersouthdublin.ie/PDF/VIpre.pdf</text:p>
          </table:table-cell>
          <table:table-cell office:value-type="float" office:value="46">
            <text:p>46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disability-federation.ie/index.php?uniqueID=230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kepakfoodservice.ie/mcdonalds-ireland-upbeat-on-weathering-recession/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businesspost.ie/#!story/Home/News/Irish+pub+sales+down+a+third+from+pre-recession+levels/id/19410615-5218-5044-761b-1bcaf885198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lrc.ie/docs/Human_Resources_in_the_Recession:_Managing_and_Representing_/761.htm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irishcentral.com/news/irish-suicide-numbers-show-sharp-rise-as-recession-takes-its-toll-159343285-237511091.html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youtube.com/watch?v=VRPZ5cSzuI0</text:p>
          </table:table-cell>
          <table:table-cell office:value-type="float" office:value="54">
            <text:p>54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3.open.ac.uk/near-you/ireland/p7_1.asp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uk.reuters.com/article/2013/09/19/uk-ireland-economy-idUKBRE98I0CR20130919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brianmlucey.wordpress.com/2014/02/02/the-great-depression-the-great-recession-ireland-then-and-now/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pfizer.ie/in_the_news.cfm?action=showArticle&amp;articleID=100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alcoholireland.ie/home_news/alcohol-spend-rises-1-2-to-e6-3bn-despite-recession/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cardi.ie/project/inequalitiesinoldagetheimpactoftherecessiononolderpeopleinirelandnorthandsouth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medicalindependent.ie/1073/irish_doctors_suffer_as_recession_bites_hard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globalpost.com/dispatch/news/regions/europe/ireland/120322/ireland-falls-back-recession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nzherald.co.nz/business/news/article.cfm?c_id=3&amp;objectid=11142554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irishmirror.ie/news/irish-news/politics/ireland-officially-out-recession-stats-2284969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gregcantyfuzion.com/tag/recession-in-ireland/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factset.com/insight/ireland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campus.ie/jobs/cv-advice/recession-proof-your-cv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propertyswap.ie/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amarach.com/resources/business-2020/the-psychology-of-recession-and-recovery.htm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economics.nuim.ie/sites/economics.nuim.ie/files/working-papers/N244-13_0.pdf</text:p>
          </table:table-cell>
          <table:table-cell office:value-type="float" office:value="71">
            <text:p>71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shelflife.ie/article.aspx?id=4300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protestantaid.org/p-a-news/18-recession-still-bites-those-most-in-need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afloat.ie/port-news/port-and-shipping-news/item/23408-imdo-shipping-review-ireland-exits-recession-end-to-container-rates-rise-newbuilding-unseasonal-build-up-and-much-more</text:p>
          </table:table-cell>
          <table:table-cell office:value-type="float" office:value="74">
            <text:p>74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her.ie/life/shiny-happy-people-despite-the-recession-ireland-is-still-full-of-smiles/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facebook.com/pages/Recession-Busting-Moms/228743537183849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donegaladventurecentre.net/adults/packages.html</text:p>
          </table:table-cell>
          <table:table-cell office:value-type="float" office:value="77">
            <text:p>77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vanityfair.com/business/features/2011/03/michael-lewis-ireland-201103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aterfordwhispersnews.com/2013/09/19/ireland-out-of-recession-after-large-red-switch-was-found-tripped-in-dail-fuse-box/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sundayworld.com/top-stories/news/the-recession-has-finally-ended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mediavest.ie/tag/recession/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www.tcd.ie/ERC/pdf%20newsletters/MCA%20Newsletter1.pdf</text:p>
          </table:table-cell>
          <table:table-cell office:value-type="float" office:value="82">
            <text:p>82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charteredaccountants.ie/General/Shop/Books/Beating-the-Recession-The-Seven-Cs-of-Business-Recovery/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purtykitchen.com/event/folk-the-recession/</text:p>
          </table:table-cell>
          <table:table-cell office:value-type="float" office:value="84">
            <text:p>84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www.ssisi.ie/wage_bill_change_ssisi_kw_9feb_v5.pdf</text:p>
          </table:table-cell>
          <table:table-cell office:value-type="float" office:value="85">
            <text:p>85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tomszustek.com/section308762_554120.html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adrianburke.ie/legal-updates/starting-business-recession.html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radiokerry.ie/news/tralee-conference-to-examine-how-rural-ireland-can-recover-from-recession/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4schools.ie/product-tags/recession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freeireland.wordpress.com/bailout-and-recession-songs/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www.irishmarxistreview.net/index.php/imr/article/download/66/268-1.pdf‎</text:p>
          </table:table-cell>
          <table:table-cell office:value-type="float" office:value="91">
            <text:p>91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homestartireland.ie/index.php?option=com_content&amp;task=view&amp;id=56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bloomberg.com/news/2013-09-19/ireland-exits-recession-with-0-4-second-quarter-expansion.html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recessionwoman.wordpress.com/</text:p>
          </table:table-cell>
          <table:table-cell office:value-type="float" office:value="94">
            <text:p>94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javelin.ie/archives/1444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stpatricks.ie/blog/mental-health-and-economic-recession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ideas.repec.org/a/eso/journl/v44y2013i2p247-272.html</text:p>
          </table:table-cell>
          <table:table-cell office:value-type="float" office:value="98">
            <text:p>98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whichfranchise.ie/index.cfm?action=articles&amp;articleId=130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www.limerickcity.ie/media/visionary,%20liberator%20and%20the%20bishop.pdf</text:p>
          </table:table-cell>
          <table:table-cell office:value-type="float" office:value="100">
            <text:p>100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style-name="ce3" table:number-columns-repeated="1020"/>
        </table:table-row>
      </table:table>
      <table:table table:name="Y Unique" table:style-name="ta1"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2" table:default-cell-style-name="ce3"/>
        <table:table-column table:style-name="co2" table:number-columns-repeated="1020" table:default-cell-style-name="Default"/>
        <table:table-row table:style-name="ro1">
          <table:table-cell table:style-name="ce2" office:value-type="string">
            <text:p>Result</text:p>
          </table:table-cell>
          <table:table-cell table:style-name="ce2" office:value-type="string">
            <text:p>Rank</text:p>
          </table:table-cell>
          <table:table-cell table:style-name="ce2" office:value-type="string">
            <text:p>HTTP Error/Non Advertising Result:</text:p>
          </table:table-cell>
          <table:table-cell table:style-name="ce2" office:value-type="string">
            <text:p>Engine</text:p>
          </table:table-cell>
          <table:table-cell table:style-name="ce3" table:number-columns-repeated="1020"/>
        </table:table-row>
        <table:table-row table:style-name="ro1">
          <table:table-cell office:value-type="string">
            <text:p>www.npr.org/blogs/thetwo-way/2013/06/27/196408384/ireland-slumps-back-into-recession-as-exports-fa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answers.yahoo.com/question/index;_ylt=A0LEVynFqRdTqUgACyxXNyoA;_ylu=X3oDMTBya3R2ZmV1BHNlYwNzcgRwb3MDNARjb2xvA2JmMQR2dGlkAw--?qid=20111115104513AAMMUPh</text:p>
          </table:table-cell>
          <table:table-cell office:value-type="float" office:value="4">
            <text:p>4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en.cyclopaedia.net/wiki/Recession-in-Ireland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answers.yahoo.com/question/index;_ylt=A0LEVynFqRdTqUgAKCxXNyoA;_ylu=X3oDMTBzODlya3QyBHNlYwNzcgRwb3MDMTUEY29sbwNiZjEEdnRpZAM-?qid=20081023161730AAUBsZx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irishexaminer.com/breakingnews/ireland/ireland-officially-back-in-recession-598661.html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uk.news.yahoo.com/ireland-exits-recession-114644951.html#HcPN4A7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n.com/inside_look__ireland_in_recession__bloomberg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studymode.com/essays/Economic-Recession-In-Ireland-2007-2012-1241100.html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tripadvisor.ie/ShowTopic-g186591-i88-k2449399-Ireland_Recession_hit_hard-Ireland.html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imgflip.com/?tag=recession%20in%20ireland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ireland.com/en-us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energy-performance-certificates.org/blog/ireland-officially-recession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topcomhomes.com/en/news/1-latest-news/168-ireland-exits-recession.html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irelandnews.net/index.php/sid/215514940/scat/aba4168066a10b8d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beattherecession.me/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irishtimes.com/business/economy/european-companies-limp-out-of-recession-1.1702091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lookforexpert.com/article/1121/recession_in_ireland_with_the_polish_note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freshplaza.com/article/61171/Ireland-stuck-in-recession-after-record-slump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neurope.eu/article/ireland-still-recession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uk.answers.yahoo.com/question/index;_ylt=A0LEVyn8rBdTIHoAnehXNyoA;_ylu=X3oDMTB0cmlhZmc0BHNlYwNzcgRwb3MDMTA3BGNvbG8DYmYxBHZ0aWQD?qid=20081023161730AAUBsZx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youtube.com/watch?v=MTpBp9MXZF0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newsdaily.com/business/668e750ccb7eadfd2afc1bb0fd017a6c/update-2-ireland-in-recession-as-bailout-exit-approaches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truthdig.com/eartotheground/item/austerity_fails_an_ireland_back_in_recession_20120324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uk.answers.yahoo.com/question/index;_ylt=A0LEVyn8rBdTIHoAqOhXNyoA;_ylu=X3oDMTB0YmxydWFqBHNlYwNzcgRwb3MDMTEyBGNvbG8DYmYxBHZ0aWQD?qid=20140219060826AA79Nkr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irishcentral.com/news/ireland-in-resolute-action-to-recover-from-wests-worst-recession-59765107-237660111.html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brainia.com/topics/recession-in-ireland/0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menafn.com/1093700514/Ireland-exits-recession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irishcentral.com/news/ireland-heading-for-a-recession-1094-237603121.html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telegraph.co.uk/finance/financialcrisis/10146186/Ireland-slips-into-recession-as-bailout-exit-looms.html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irishtimes.com/business/economy/kenny-aims-to-replace-jobs-lost-in-recession-by-2020-1.1630712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thechronicleherald.ca/business/1137964-ireland-back-in-recession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foxnews.com/world/2013/06/27/ireland-back-in-recession-despite-being-lauded-as-example-how-austerity-can/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irishecho.com.au/2013/09/20/ireland-out-of-recession-claims-cso/28934</text:p>
          </table:table-cell>
          <table:table-cell office:value-type="float" office:value="74">
            <text:p>74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usilive.org/dailyoutrage-recession-in-ireland-obama-and-mandela-and-abortion-rights/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finfacts.com/irishfinancenews/article_1016570.shtml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recession.ie/tag/ireland/</text:p>
          </table:table-cell>
          <table:table-cell office:value-type="float" office:value="77">
            <text:p>77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nairaland.com/557043/nigerians-irelandhow-coping-recession-eu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economy.com/dismal/map/default.asp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fxstreet.com/news/forex-news/article.aspx?storyid=4f6b0496-03bd-4b1f-9318-8a20ad1bdb0a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business.inquirer.net/143511/ireland-officially-exits-recession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onebookonevote.com/pdf/the-impact-of-ireland-s-recession-on-the-labour-market.html</text:p>
          </table:table-cell>
          <table:table-cell office:value-type="float" office:value="82">
            <text:p>82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au.finance.yahoo.com/news/ireland-back-recession-first-time-081604743.html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articlesbase.com/travel-articles/recession-what-recession-in-dublin-ireland-990632.html</text:p>
          </table:table-cell>
          <table:table-cell office:value-type="float" office:value="84">
            <text:p>84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reuters.com/article/2013/06/27/ireland-gdp-idUSL5N0F31LH20130627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tutor2u.net/blog/index.php/economics/comments/bbc-video-ireland-in-recession/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belfasttelegraph.co.uk/news/local-national/northern-ireland-still-in-recession-despite-uk-upturn-28546871.html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adelaidenow.com.au/business/breaking-news/ireland-back-in-recession/story-fni6uk5p-1226671163875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siliconrepublic.com/tags/2023-recession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recruitmentagenciesireland.com/news/tag/recovery-from-the-recession/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irishabroad.com/news/irish-voice/news/Articles/recession260608.aspx</text:p>
          </table:table-cell>
          <table:table-cell office:value-type="float" office:value="91">
            <text:p>91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antiessays.com/free-essays/92823.html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belfasttelegraph.co.uk/news/local-national/republic-of-ireland/caution-despite-end-of-recession-29590548.html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jamaicaobserver.com/news/Ireland-slides-back-into-recession</text:p>
          </table:table-cell>
          <table:table-cell office:value-type="float" office:value="94">
            <text:p>94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tnt24.ie/index.php/2013/06/ireland-officially-back-in-recession/18878/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newser.com/tag/46500/1/ireland-recession.html</text:p>
          </table:table-cell>
          <table:table-cell office:value-type="float" office:value="98">
            <text:p>98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google.com/hostednews/afp/article/ALeqM5h-2YAiEAC9OSrsNnMxYl0ZbagLrw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arrow.dit.ie/appadoc/33/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3" table:target-range-address="Sheet4.A1:Sheet4.D301">
          <table:sort>
            <table:sort-by table:field-number="0" table:data-type="automatic"/>
          </table:sort>
        </table:database-range>
        <table:database-range table:name="__Anonymous_Sheet_DB__8" table:target-range-address="'B Unique'.A2:'B Unique'.AMJ1048576" table:contains-header="false">
          <table:sort>
            <table:sort-by table:field-number="1" table:data-type="automatic"/>
          </table:sort>
        </table:database-range>
        <table:database-range table:name="__Anonymous_Sheet_DB__9" table:target-range-address="'G Unique'.A2:'G Unique'.AMJ1048576" table:contains-header="false">
          <table:sort>
            <table:sort-by table:field-number="1" table:data-type="automatic"/>
          </table:sort>
        </table:database-range>
        <table:database-range table:name="__Anonymous_Sheet_DB__10" table:target-range-address="'Y Unique'.A1:'Y Unique'.D5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</meta:initial-creator>
    <meta:creation-date>2014-03-12T09:52:11</meta:creation-date>
    <dc:date>2014-03-26T18:55:50</dc:date>
    <dc:creator>andrew </dc:creator>
    <meta:editing-duration>PT9H21M48S</meta:editing-duration>
    <meta:editing-cycles>5</meta:editing-cycles>
    <meta:generator>LibreOffice/3.5$Linux_x86 LibreOffice_project/350m1$Build-2</meta:generator>
    <meta:document-statistic meta:table-count="11" meta:cell-count="2779" meta:object-count="0"/>
  </office:meta>
</office:document-meta>
</file>